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86cm"/>
    </style:style>
    <style:style style:name="co2" style:family="table-column">
      <style:table-column-properties fo:break-before="auto" style:column-width="10.275cm"/>
    </style:style>
    <style:style style:name="co3" style:family="table-column">
      <style:table-column-properties fo:break-before="auto" style:column-width="1.859cm"/>
    </style:style>
    <style:style style:name="co4" style:family="table-column">
      <style:table-column-properties fo:break-before="auto" style:column-width="58.288cm"/>
    </style:style>
    <style:style style:name="co5" style:family="table-column">
      <style:table-column-properties fo:break-before="auto" style:column-width="2.759cm"/>
    </style:style>
    <style:style style:name="co6" style:family="table-column">
      <style:table-column-properties fo:break-before="auto" style:column-width="10.139cm"/>
    </style:style>
    <style:style style:name="co7" style:family="table-column">
      <style:table-column-properties fo:break-before="auto" style:column-width="2.258cm"/>
    </style:style>
    <style:style style:name="co8" style:family="table-column">
      <style:table-column-properties fo:break-before="auto" style:column-width="9.835cm"/>
    </style:style>
    <style:style style:name="co9" style:family="table-column">
      <style:table-column-properties fo:break-before="auto" style:column-width="8.969cm"/>
    </style:style>
    <style:style style:name="co10" style:family="table-column">
      <style:table-column-properties fo:break-before="auto" style:column-width="8.874cm"/>
    </style:style>
    <style:style style:name="co11" style:family="table-column">
      <style:table-column-properties fo:break-before="auto" style:column-width="9.035cm"/>
    </style:style>
    <style:style style:name="ro1" style:family="table-row">
      <style:table-row-properties style:row-height="0.452cm" fo:break-before="auto" style:use-optimal-row-height="true"/>
    </style:style>
    <style:style style:name="ro2" style:family="table-row">
      <style:table-row-properties style:row-height="2.817cm" fo:break-before="auto" style:use-optimal-row-height="false"/>
    </style:style>
    <style:style style:name="ro3" style:family="table-row">
      <style:table-row-properties style:row-height="1.145cm" fo:break-before="auto" style:use-optimal-row-height="false"/>
    </style:style>
    <style:style style:name="ro4" style:family="table-row">
      <style:table-row-properties style:row-height="1.342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0.478cm" fo:break-before="auto" style:use-optimal-row-height="fals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vertical-align="middle"/>
    </style:style>
    <style:style style:name="ce3"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00"/>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center" fo:margin-left="0cm"/>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style:text-properties fo:color="#468a1a"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000000"/>
    </style:style>
    <style:style style:name="ce26" style:family="table-cell" style:parent-style-name="Default">
      <style:table-cell-properties fo:background-color="#ffff00" fo:border="0.06pt solid #000000"/>
    </style:style>
    <style:style style:name="ce27" style:family="table-cell" style:parent-style-name="Default">
      <style:table-cell-properties fo:background-color="#000000" style:text-align-source="fix" style:repeat-content="false"/>
      <style:paragraph-properties fo:text-align="center" fo:margin-left="0cm"/>
    </style:style>
    <style:style style:name="ce14" style:family="table-cell" style:parent-style-name="Default" style:data-style-name="N0">
      <style:table-cell-properties fo:background-color="#ffff00"/>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fo:background-color="#fff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00"/>
    </style:style>
    <style:style style:name="T1" style:family="text">
      <style:text-properties fo:font-size="12pt"/>
    </style:style>
  </office:automatic-styles>
  <office:body>
    <office:spreadsheet>
      <table:calculation-settings table:automatic-find-labels="false" table:use-regular-expressions="false" table:use-wildcards="true"/>
      <table:table table:name="srmoveisatacadao (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http://191.252.64.183/imagem/JuliaFendiNaturale.jpg</text:p>
          </table:table-cell>
          <table:table-cell office:value-type="string" calcext:value-type="string">
            <text:p>Bancada Suspensa Julia Fendi.Naturale Madetec</text:p>
          </table:table-cell>
          <table:table-cell office:value-type="string" calcext:value-type="string">
            <text:p>R$ 209,00</text:p>
          </table:table-cell>
          <table:table-cell office:value-type="string" calcext:value-type="string">
            <text:p>Bancada Suspensa Julia, Côr Fendi/Naturale, da Madetec - Medidas: Alt: 0,800m Larg 1,360m Prof: 0,340m, Estrutura 100% MDP de 15mm e 25mm, com 3 Prateiras para Objetos Decorativos e Bancada para Eletroeletrôncios. Ideal para TVs até 42 Polegada</text:p>
          </table:table-cell>
          <table:table-cell table:number-columns-repeated="2"/>
        </table:table-row>
        <table:table-row table:style-name="ro1">
          <table:table-cell office:value-type="string" calcext:value-type="string">
            <text:p>http://191.252.64.183/imagem/Bancada%20Suspensa%20J%C3%BAlia%20Naturale%20e%20Off%20White.jpg</text:p>
          </table:table-cell>
          <table:table-cell office:value-type="string" calcext:value-type="string">
            <text:p>Bancada Suspensa Julia Naturale Off White Madetec</text:p>
          </table:table-cell>
          <table:table-cell office:value-type="string" calcext:value-type="string">
            <text:p>R$ 209,00</text:p>
          </table:table-cell>
          <table:table-cell office:value-type="string" calcext:value-type="string">
            <text:p>Bancada Suspensa Julia, Côr Naturale/Off White, da Madetec - Medidas: Alt: 0,800m Larg 1,360m Prof: 0,340m, Estrutura 100% MDP de 15mm e 25mm, com 3 Prateiras para Objetos Decorativos e Bancada para Eletroeletrôncios. Ideal para TVs até 42 Polegadas.</text:p>
          </table:table-cell>
          <table:table-cell table:number-columns-repeated="2"/>
        </table:table-row>
        <table:table-row table:style-name="ro1">
          <table:table-cell office:value-type="string" calcext:value-type="string">
            <text:p>http://191.252.64.183/imagem/BANCADA%20SUSPENSA%20JULIA%20OFF%20WHITE%20%20SAVANA.jpg</text:p>
          </table:table-cell>
          <table:table-cell office:value-type="string" calcext:value-type="string">
            <text:p>Bancada Suspensa Julia Off White Savana Madetec</text:p>
          </table:table-cell>
          <table:table-cell office:value-type="string" calcext:value-type="string">
            <text:p>R$ 209,00</text:p>
          </table:table-cell>
          <table:table-cell office:value-type="string" calcext:value-type="string">
            <text:p>Bancada Suspensa Julia, Côr Off White/Savana, da Madetec - Medidas: Alt: 0,800m Larg 1,360m Prof: 0,340m, Estrutura 100% MDP de 15mm e 25mm, com 3 Prateiras para Objetos Decorativos e Bancada para Eletroeletrôncios. Ideal para TVs até 42 Polegada</text:p>
          </table:table-cell>
          <table:table-cell table:number-columns-repeated="2"/>
        </table:table-row>
        <table:table-row table:style-name="ro1">
          <table:table-cell office:value-type="string" calcext:value-type="string">
            <text:p>http://191.252.64.183/imagem/JuliaTitanioCarvalho.jpg</text:p>
          </table:table-cell>
          <table:table-cell office:value-type="string" calcext:value-type="string">
            <text:p>Bancada Suspensa Julia Titanio.Carvalho Madetec</text:p>
          </table:table-cell>
          <table:table-cell office:value-type="string" calcext:value-type="string">
            <text:p>R$ 209,00</text:p>
          </table:table-cell>
          <table:table-cell office:value-type="string" calcext:value-type="string">
            <text:p>Bancada Suspensa Julia, Côr Titânio/Carvalho, da Madetec - Medidas: Alt: 0,800m Larg 1,360m Prof: 0,340m, Estrutura 100% MDP de 15mm e 25mm, com 3 Prateiras para Objetos Decorativos e Bancada para Eletroeletrôncios. Ideal para TVs até 42 Polegada</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BancadaTrentoCanela.jpg</text:p>
          </table:table-cell>
          <table:table-cell office:value-type="string" calcext:value-type="string">
            <text:p>Bancada Trento Premium Canela Frade Movelaria</text:p>
          </table:table-cell>
          <table:table-cell office:value-type="string" calcext:value-type="string">
            <text:p>R$ 219,00</text:p>
          </table:table-cell>
          <table:table-cell office:value-type="string" calcext:value-type="string">
            <text:p>Bancada Trento, Côr Canela, da Frade Movelaria, Medidas: Alt 67,5m Larg 1,50m Prof 37,5m, Em MDP, 1 Porta com dobradiças metálicas, 1 Porta Deslizante com Recortes a Laser 3D, Pés em 25mm, Estrutura da Base para Fisxação dos Pés em MDP 15mm, Para TVs até 60 Polegadas.</text:p>
          </table:table-cell>
          <table:table-cell table:number-columns-repeated="2"/>
        </table:table-row>
        <table:table-row table:style-name="ro1" table:number-rows-repeated="4">
          <table:table-cell table:number-columns-repeated="6"/>
        </table:table-row>
        <table:table-row table:style-name="ro1">
          <table:table-cell office:value-type="string" calcext:value-type="string">
            <text:p>http://191.252.64.183/imagem/ComboBrunoFendiNaturale.jpg</text:p>
          </table:table-cell>
          <table:table-cell office:value-type="string" calcext:value-type="string">
            <text:p>Combo Bruno Fendi.Naturale Madetec</text:p>
          </table:table-cell>
          <table:table-cell office:value-type="string" calcext:value-type="string">
            <text:p>R$ 229,00</text:p>
          </table:table-cell>
          <table:table-cell office:value-type="string" calcext:value-type="string">
            <text:p>Combo Bruno, Côr Fendi/Natuale, da Madetec, <text:s/>Medidas: Bancada: Alt: 0,625m Larg: 1,060m Prof: 0,355m - Painel: Alt: 0,670m Larg: 1,060m Prof: 0,030m. Ambos 100% MDP em Chapas de 15 e 25mm, Bancada com Nichos para Eletroeletrônicos e Objetos Decorativos e Rodízios. Painel com Sistema Girofix. Ideal para TVs até 42 polegadas.</text:p>
          </table:table-cell>
          <table:table-cell table:number-columns-repeated="2"/>
        </table:table-row>
        <table:table-row table:style-name="ro1">
          <table:table-cell office:value-type="string" calcext:value-type="string">
            <text:p>http://191.252.64.183/imagem/Combo%20Bruno%20Naturale%20e%20Off%20White.jpg</text:p>
          </table:table-cell>
          <table:table-cell office:value-type="string" calcext:value-type="string">
            <text:p>Combo Bruno Naturale Off White Madetec</text:p>
          </table:table-cell>
          <table:table-cell office:value-type="string" calcext:value-type="string">
            <text:p>R$ 229,00</text:p>
          </table:table-cell>
          <table:table-cell office:value-type="string" calcext:value-type="string">
            <text:p>Combo Bruno, Côr Naturale/Off White, da Madetec, <text:s/>Medidas: Bancada: Alt: 0,625m Larg: 1,060m Prof: 0,355m - Painel: Alt: 0,670m Larg: 1,060m Prof: 0,030m. Ambos 100% MDP em Chapas de 15 e 25mm, Bancada com Nichos para Eletroeletrônicos e Objetos Decorativos e Rodízios. Painel com Sistema Girofix. Ideal para TVs até 42 polegadas.</text:p>
          </table:table-cell>
          <table:table-cell table:number-columns-repeated="2"/>
        </table:table-row>
        <table:table-row table:style-name="ro1">
          <table:table-cell office:value-type="string" calcext:value-type="string">
            <text:p>http://191.252.64.183/imagem/Combo%20Bruno%20%20Off%20White%20e%20Savana.jpg</text:p>
          </table:table-cell>
          <table:table-cell office:value-type="string" calcext:value-type="string">
            <text:p>Combo Bruno Off White Savana Madetec</text:p>
          </table:table-cell>
          <table:table-cell office:value-type="string" calcext:value-type="string">
            <text:p>R$ 229,00</text:p>
          </table:table-cell>
          <table:table-cell office:value-type="string" calcext:value-type="string">
            <text:p>Combo Bruno, Côr Off White/Savana, da Madetec, nas seguintes medidas: Bancada: Alt: 0,625m Larg: 1,060m Prof: 0,355m - Painel: Alt: 0,670m Larg: 1,060m Prof: 0,030m. Ambos 100% MDP em Chapas de 15 e 25mm, Bancada com Nichos para Eletroeletrônicos e Objetos Decorativos e Rodízios. Painel com Sistema Girofix. Ideal para TVs até 42 polegadas.</text:p>
          </table:table-cell>
          <table:table-cell table:number-columns-repeated="2"/>
        </table:table-row>
        <table:table-row table:style-name="ro1">
          <table:table-cell office:value-type="string" calcext:value-type="string">
            <text:p>http://191.252.64.183/imagem/ComboBrunoTitanioCarvalho.jpg</text:p>
          </table:table-cell>
          <table:table-cell office:value-type="string" calcext:value-type="string">
            <text:p>Combo Bruno Titanio.Carvalho Madetec</text:p>
          </table:table-cell>
          <table:table-cell office:value-type="string" calcext:value-type="string">
            <text:p>R$ 229,00</text:p>
          </table:table-cell>
          <table:table-cell office:value-type="string" calcext:value-type="string">
            <text:p>Combo Bruno, Côr Titânio/Carvalho, da Madetec, <text:s/>Medidas: Bancada: Alt: 0,625m Larg: 1,060m Prof: 0,355m - Painel: Alt: 0,670m Larg: 1,060m Prof: 0,030m. Ambos 100% MDP em Chapas de 15 e 25mm, Bancada com Nichos para Eletroeletrônicos e Objetos Decorativos e Rodízios. Painel com Sistema Girofix. Ideal para TVs até 42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LondresCarvalhoNobreOff.jpg</text:p>
          </table:table-cell>
          <table:table-cell office:value-type="string" calcext:value-type="string">
            <text:p>Bancada Suspensa Londres Carvalho Nobre.Off White Mobler</text:p>
          </table:table-cell>
          <table:table-cell office:value-type="string" calcext:value-type="string">
            <text:p>R$ 249,00</text:p>
          </table:table-cell>
          <table:table-cell office:value-type="string" calcext:value-type="string">
            <text:p>Bancada Suspensa Londres, Côr Carvalho Nobre/Off White, da Mobler, Medidas: Alt1,095m Larg 1,20m Prof 0,315m, Estrutura em MDP, Laterais em MDF com Frisos Decorativos, Nichos para Eletroeletrônicos, Prateleira de Vidro 4mm com Canto Arrendondado, Ideal para TVs até 48 polegadas.</text:p>
          </table:table-cell>
          <table:table-cell table:number-columns-repeated="2"/>
        </table:table-row>
        <table:table-row table:style-name="ro1">
          <table:table-cell office:value-type="string" calcext:value-type="string">
            <text:p>http://191.252.64.183/imagem/LondresFreijoOffWhite.jpg</text:p>
          </table:table-cell>
          <table:table-cell office:value-type="string" calcext:value-type="string">
            <text:p>Bancada Suspensa Londres Freijo.Off White Mobler</text:p>
          </table:table-cell>
          <table:table-cell office:value-type="string" calcext:value-type="string">
            <text:p>R$ 249,00</text:p>
          </table:table-cell>
          <table:table-cell office:value-type="string" calcext:value-type="string">
            <text:p>Bancada Suspensa Londres, Côr Freijó/Off White, da Mobler, Medidas: Alt1,095m Larg 1,20m Prof 0,315m, Estrutura em MDP, Laterais em MDF com Frisos Decorativos, Nichos para Eletroeletrônicos, Prateleira de Vidro 4mm com Canto Arrendondado, Ideal para TVs até 48 polegadas.</text:p>
          </table:table-cell>
          <table:table-cell table:number-columns-repeated="2"/>
        </table:table-row>
        <table:table-row table:style-name="ro1">
          <table:table-cell office:value-type="string" calcext:value-type="string">
            <text:p>http://191.252.64.183/imagem/Bancada%20Susp%20Londres%20Madero.Off%20White.jpg</text:p>
          </table:table-cell>
          <table:table-cell office:value-type="string" calcext:value-type="string">
            <text:p>Bancada Suspensa Londres Madero.Off White Mobler</text:p>
          </table:table-cell>
          <table:table-cell office:value-type="string" calcext:value-type="string">
            <text:p>R$ 249,00</text:p>
          </table:table-cell>
          <table:table-cell office:value-type="string" calcext:value-type="string">
            <text:p>Bancada Suspensa Londres, Côr Madero/Off White, da Mobler, Medidas: Alt1,095m Larg 1,20m Prof 0,315m, Estrutura em MDP, Laterais em MDF com Frisos Decorativos, Nichos para Eletroeletrônicos, Prateleira de Vidro 4mm com Canto Arrendondado, Ideal para TVs até 48 polegadas.</text:p>
          </table:table-cell>
          <table:table-cell table:number-columns-repeated="2"/>
        </table:table-row>
        <table:table-row table:style-name="ro1" table:number-rows-repeated="2">
          <table:table-cell table:number-columns-repeated="6"/>
        </table:table-row>
        <table:table-row table:style-name="ro1">
          <table:table-cell office:value-type="string" calcext:value-type="string">
            <text:p>http://191.252.64.183/imagem/BancadaIstambulCanela.jpg</text:p>
          </table:table-cell>
          <table:table-cell office:value-type="string" calcext:value-type="string">
            <text:p>Bancada Istambul Lis Canela Frade Movelaria</text:p>
          </table:table-cell>
          <table:table-cell office:value-type="string" calcext:value-type="string">
            <text:p>R$ 275,00</text:p>
          </table:table-cell>
          <table:table-cell office:value-type="string" calcext:value-type="string">
            <text:p>Bancada Istambul, Côr Canela, da Frade Movelaria, Medidas: Alt 0,705m Larg 1,60m Prof 038m, Em MDP, 2 Porta com Dobradiças Metálicas, Detalhes com Apliques Recortados a Laser, 3 Nichos para Eletroeletrônicos, Rodapé em MDF Usinado a Laser e Pés em 25mm. Para TVs até 65 polegadas.</text:p>
          </table:table-cell>
          <table:table-cell table:number-columns-repeated="2"/>
        </table:table-row>
        <table:table-row table:style-name="ro1" table:number-rows-repeated="4">
          <table:table-cell table:number-columns-repeated="6"/>
        </table:table-row>
        <table:table-row table:style-name="ro1">
          <table:table-cell office:value-type="string" calcext:value-type="string">
            <text:p>http://191.252.64.183/imagem/BancadaBiaFendiNaturale.jpg</text:p>
          </table:table-cell>
          <table:table-cell office:value-type="string" calcext:value-type="string">
            <text:p>Bancada Bia Fendi.Naturale Madetec</text:p>
          </table:table-cell>
          <table:table-cell office:value-type="string" calcext:value-type="string">
            <text:p>R$ 309,00</text:p>
          </table:table-cell>
          <table:table-cell office:value-type="string" calcext:value-type="string">
            <text:p>Bancada Bia, Côr Fendi/Naturale, da Madetec, Medidas: Alt: 0,595m Larg: 1,600m Prof: 0,365m, Estrutura 100% MDP Chapas de 15 e 40mm, possui Porta Basculante com Dobradiças Metálicas e Pistão a Gás, Nichos para Eletroeletronicos e Objetos, com 6 Rodízios e Sistema de Fixação com Girofix. Para TVs até 60 polegadas.</text:p>
          </table:table-cell>
          <table:table-cell table:number-columns-repeated="2"/>
        </table:table-row>
        <table:table-row table:style-name="ro1">
          <table:table-cell office:value-type="string" calcext:value-type="string">
            <text:p>http://191.252.64.183/imagem/Bancada%20Bia%20Naturale%20e%20Off%20White.jpg</text:p>
          </table:table-cell>
          <table:table-cell office:value-type="string" calcext:value-type="string">
            <text:p>Bancada Bia Naturale Off White Madetec</text:p>
          </table:table-cell>
          <table:table-cell office:value-type="string" calcext:value-type="string">
            <text:p>R$ 309,00</text:p>
          </table:table-cell>
          <table:table-cell office:value-type="string" calcext:value-type="string">
            <text:p>Bancada Bia, Côr Naturale/Off White, da Madetec, Medidas: Alt: 0,595m Larg: 1,600m Prof: 0,365m, Estrutura 100% MDP Chapas de 15 e 40mm, possui Porta Basculante com Dobradiças Metálicas e Pistão a Gás, Nichos para Eletroeletronicos e Objetos, com 6 Rodízios e Sistema de Fixação com Girofix. Para TVs até 60 polegadas.</text:p>
          </table:table-cell>
          <table:table-cell table:number-columns-repeated="2"/>
        </table:table-row>
        <table:table-row table:style-name="ro1">
          <table:table-cell office:value-type="string" calcext:value-type="string">
            <text:p>http://191.252.64.183/imagem/Bancada%20Bia%20Off%20White%20e%20Savana.jpg</text:p>
          </table:table-cell>
          <table:table-cell office:value-type="string" calcext:value-type="string">
            <text:p>Bancada Bia Off White Savana Madetec</text:p>
          </table:table-cell>
          <table:table-cell office:value-type="string" calcext:value-type="string">
            <text:p>R$ 309,00</text:p>
          </table:table-cell>
          <table:table-cell office:value-type="string" calcext:value-type="string">
            <text:p>Bancada Bia, Côr Off White/Savana, da Madetec, Medidas: Alt: 0,595m Larg: 1,600m Prof: 0,365m, Estrutura 100% MDP Chapas de 15 e 40mm, possui Porta Basculante com Dobradiças Metálicas e Pistão a Gás, Nichos para Eletroeletronicos e Objetos, com 6 Rodízios e Sistema de Fixação com Girofix. Para TVs até 60 polegadas.</text:p>
          </table:table-cell>
          <table:table-cell table:number-columns-repeated="2"/>
        </table:table-row>
        <table:table-row table:style-name="ro1">
          <table:table-cell office:value-type="string" calcext:value-type="string">
            <text:p>http://191.252.64.183/imagem/carvalho%20titanio%20bia.jpg</text:p>
          </table:table-cell>
          <table:table-cell office:value-type="string" calcext:value-type="string">
            <text:p>Bancada Bia Titanio Carvalho Madetec</text:p>
          </table:table-cell>
          <table:table-cell office:value-type="string" calcext:value-type="string">
            <text:p>R$ 309,00</text:p>
          </table:table-cell>
          <table:table-cell office:value-type="string" calcext:value-type="string">
            <text:p>Bancada Bia, Côr Titânio/Carvalho, da Madetec, Medidas: Alt: 0,595m Larg: 1,600m Prof: 0,365m, Estrutura 100% MDP Chapas de 15 e 40mm, possui Porta Basculante com Dobradiças Metálicas e Pistão a Gás, Nichos para Eletroeletronicos e Objetos, com 6 Rodízios e Sistema de Fixação com Girofix. Para TVs até 60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BancadaFrizzFendiNature.jpg</text:p>
          </table:table-cell>
          <table:table-cell office:value-type="string" calcext:value-type="string">
            <text:p>Bancada Frizz 1.5 Fendi.Naturale Madetec</text:p>
          </table:table-cell>
          <table:table-cell office:value-type="string" calcext:value-type="string">
            <text:p>R$ 309,00</text:p>
          </table:table-cell>
          <table:table-cell office:value-type="string" calcext:value-type="string">
            <text:p>Bancada Frizz 1.5, côr Fendi/Naturale, da Madetec - <text:s/>Medidas: Atl: 0,675m Larg: 1,500m Prof: 0,390m, Estrutura 100% MDP em Chapas de 15mm e 25mm, com 2 Portas Deslizantes Frisaqdas que se Sobrepõem, Prateleiras Internas, Pés Palitos e Sitema de Fixação Girofix, para TVs até 55 polegadas.</text:p>
          </table:table-cell>
          <table:table-cell table:number-columns-repeated="2"/>
        </table:table-row>
        <table:table-row table:style-name="ro1">
          <table:table-cell office:value-type="string" calcext:value-type="string">
            <text:p>http://191.252.64.183/imagem/BANCADA%20FRIZZ%201.5%20Naturale.jpg</text:p>
          </table:table-cell>
          <table:table-cell office:value-type="string" calcext:value-type="string">
            <text:p>Bancada Frizz 1.5 Naturale Off White Madetec</text:p>
          </table:table-cell>
          <table:table-cell office:value-type="string" calcext:value-type="string">
            <text:p>R$ 309,00</text:p>
          </table:table-cell>
          <table:table-cell office:value-type="string" calcext:value-type="string">
            <text:p>Bancada Frizz 1.5, côr Naturale/Off White, da Madetec - <text:s/>Medidas: Atl: 0,675m Larg: 1,500m Prof: 0,390m, Estrutura 100% MDP em Chapas de 15mm e 25mm, com 2 Portas Deslizantes Frisaqdas que se Sobrepõem, Prateleiras Internas, Pés Palitos e Sitema de Fixação Girofix, para TVs até 55 polegadas.</text:p>
          </table:table-cell>
          <table:table-cell table:number-columns-repeated="2"/>
        </table:table-row>
        <table:table-row table:style-name="ro1">
          <table:table-cell office:value-type="string" calcext:value-type="string">
            <text:p>http://191.252.64.183/imagem/BANCADA%20FRIZZ%201.5%20Off-Savana.jpg</text:p>
          </table:table-cell>
          <table:table-cell office:value-type="string" calcext:value-type="string">
            <text:p>Bancada Frizz 1.5 Off White Savana Madetec</text:p>
          </table:table-cell>
          <table:table-cell office:value-type="string" calcext:value-type="string">
            <text:p>R$ 309,00</text:p>
          </table:table-cell>
          <table:table-cell office:value-type="string" calcext:value-type="string">
            <text:p>Bancada Frizz 1.5, côr Off White/Safava, da Madetec - <text:s/>Medidas: Atl: 0,675m Larg: 1,500m Prof: 0,390m, Estrutura 100% MDP em Chapas de 15mm e 25mm, com 2 Portas Deslizantes Frisaqdas que se Sobrepõem, Prateleiras Internas, Pés Palitos e Sitema de Fixação Girofix, para TVs até 55 polegadas.</text:p>
          </table:table-cell>
          <table:table-cell table:number-columns-repeated="2"/>
        </table:table-row>
        <table:table-row table:style-name="ro1">
          <table:table-cell office:value-type="string" calcext:value-type="string">
            <text:p>http://191.252.64.183/imagem/frizz%201.5%20titanio.jpg</text:p>
          </table:table-cell>
          <table:table-cell office:value-type="string" calcext:value-type="string">
            <text:p>Bancada Frizz 1.5 Titanio.Carvalho Madetec</text:p>
          </table:table-cell>
          <table:table-cell office:value-type="string" calcext:value-type="string">
            <text:p>R$ 309,00</text:p>
          </table:table-cell>
          <table:table-cell office:value-type="string" calcext:value-type="string">
            <text:p>Bancada Frizz 1.5, côr Titânio/Carvalho, da Madetec - <text:s/>Medidas: Atl: 0,675m Larg: 1,500m Prof: 0,390m, Estrutura 100% MDP em Chapas de 15mm e 25mm, com 2 Portas Deslizantes Frisaqdas que se Sobrepõem, Prateleiras Internas, Pés Palitos e Sitema de Fixação Girofix, para TVs até 55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BostonMaderoOff.jpg</text:p>
          </table:table-cell>
          <table:table-cell office:value-type="string" calcext:value-type="string">
            <text:p>Bancada Boston Madero.Off White Mobler</text:p>
          </table:table-cell>
          <table:table-cell office:value-type="string" calcext:value-type="string">
            <text:p>R$ 469,00</text:p>
          </table:table-cell>
          <table:table-cell office:value-type="string" calcext:value-type="string">
            <text:p>Bancada Boston, Côr Madero/Off White, da Mobler, Medidas: Alt 0,57m Larg 2,00m Prof 0,383m, Estrutura 100% MDP, 2 Portas Basculates com Dobradiças Metálicas e Pistão a Gás, Tampo de Vidro 8mm, Nichos para Eletroeletrônicos, Rodízios ABS, Ideal para TVs até 65 Polegadas.</text:p>
          </table:table-cell>
          <table:table-cell table:number-columns-repeated="2"/>
        </table:table-row>
        <table:table-row table:style-name="ro1">
          <table:table-cell office:value-type="string" calcext:value-type="string">
            <text:p>http://191.252.64.183/imagem/BostonOffMadero.jpg</text:p>
          </table:table-cell>
          <table:table-cell office:value-type="string" calcext:value-type="string">
            <text:p>Bancada Boston Off White.Madero Mobler</text:p>
          </table:table-cell>
          <table:table-cell office:value-type="string" calcext:value-type="string">
            <text:p>R$ 469,00</text:p>
          </table:table-cell>
          <table:table-cell office:value-type="string" calcext:value-type="string">
            <text:p>Bancada Boston, Côr Off White/Madero, da Mobler, Medidas: Alt 0,57m Larg 2,00m Prof 0,383m, Estrutura 100% MDP, 2 Portas Basculates com Dobradiças Metálicas e Pistão a Gás, Tampo de Vidro 8mm, Nichos para Eletroeletrônicos, Rodízios ABS, Ideal para TVs até 65 Polegadas.</text:p>
          </table:table-cell>
          <table:table-cell table:number-columns-repeated="2"/>
        </table:table-row>
        <table:table-row table:style-name="ro1" table:number-rows-repeated="3">
          <table:table-cell table:number-columns-repeated="6"/>
        </table:table-row>
        <table:table-row table:style-name="ro1">
          <table:table-cell office:value-type="string" calcext:value-type="string">
            <text:p>http://191.252.64.183/imagem/Estante%20Poesia%20Noronha.Grafite%20JCM.jpg</text:p>
          </table:table-cell>
          <table:table-cell office:value-type="string" calcext:value-type="string">
            <text:p>Estante Poesia Noronha Grafite JCM</text:p>
          </table:table-cell>
          <table:table-cell office:value-type="string" calcext:value-type="string">
            <text:p>R$ 519,00</text:p>
          </table:table-cell>
          <table:table-cell office:value-type="string" calcext:value-type="string">
            <text:p>Estante Poesia, Côr Noronha/Grafite, da JCM Movelaria, Medidas: Alt: 2,00m Larg 1,75m Prof 0,39m, com 2 portas com dobradiças de pressão, nichos para eletroetrônicos, prateleiras e pés PVC, para TVs até 50 polegadas.</text:p>
          </table:table-cell>
          <table:table-cell table:number-columns-repeated="2"/>
        </table:table-row>
        <table:table-row table:style-name="ro1">
          <table:table-cell office:value-type="string" calcext:value-type="string">
            <text:p>http://191.252.64.183/imagem/Estante%20Poesia%20Noronha.Off%20White%20JCM.jpg</text:p>
          </table:table-cell>
          <table:table-cell office:value-type="string" calcext:value-type="string">
            <text:p>Estante Poesia Noronha Off White JCM</text:p>
          </table:table-cell>
          <table:table-cell office:value-type="string" calcext:value-type="string">
            <text:p>R$ 519,00</text:p>
          </table:table-cell>
          <table:table-cell office:value-type="string" calcext:value-type="string">
            <text:p>Estante Poesia, Côr Noronha/Off White, da JCM Movelaria, Medidas: Alt: 2,00m Larg 1,75m Prof 0,39m, com 2 portas com dobradiças de pressão, nichos para eletroetrônicos, prateleiras e pés PVC, para TVs até 50 polegadas.</text:p>
          </table:table-cell>
          <table:table-cell table:number-columns-repeated="2"/>
        </table:table-row>
        <table:table-row table:style-name="ro1" table:number-rows-repeated="3">
          <table:table-cell table:number-columns-repeated="6"/>
        </table:table-row>
        <table:table-row table:style-name="ro1">
          <table:table-cell office:value-type="string" calcext:value-type="string">
            <text:p>http://191.252.64.183/imagem/BancadaAuroraGizCarvalhoNobre.jpg</text:p>
          </table:table-cell>
          <table:table-cell office:value-type="string" calcext:value-type="string">
            <text:p>Bancada Aurora Griz.Carvalho Nobre DJ Moveis</text:p>
          </table:table-cell>
          <table:table-cell office:value-type="string" calcext:value-type="string">
            <text:p>R$ 539,00</text:p>
          </table:table-cell>
          <table:table-cell office:value-type="string" calcext:value-type="string">
            <text:p>Bancada Aurora, Côr Griz/Carvalho Nobre, da DJ Móveis, Medidas: Alt 0,59m Larg 1,80m Prof 0,357m, em MDP, com 4 portas de bater com apliques vazados que permitem a passagem do sinal dos aparelhos eletrônicos, dobradiças met´laicas, prateleiras internas e pés em MDF, para TVs até 70 polegadas.</text:p>
          </table:table-cell>
          <table:table-cell table:number-columns-repeated="2"/>
        </table:table-row>
        <table:table-row table:style-name="ro1" table:number-rows-repeated="4">
          <table:table-cell table:number-columns-repeated="6"/>
        </table:table-row>
        <table:table-row table:style-name="ro1">
          <table:table-cell office:value-type="string" calcext:value-type="string">
            <text:p>http://191.252.64.183/imagem/FrizzSelectFendiNaturale.jpg</text:p>
          </table:table-cell>
          <table:table-cell office:value-type="string" calcext:value-type="string">
            <text:p>Bancada Susp Frizz Select Fendi.Naturale Madetec</text:p>
          </table:table-cell>
          <table:table-cell office:value-type="string" calcext:value-type="string">
            <text:p>R$ 539,00</text:p>
          </table:table-cell>
          <table:table-cell office:value-type="string" calcext:value-type="string">
            <text:p>Bancada Suspensa Frizz Select, Côr Fendi/Naturale, da Madetec, Medidas: Alt: 1,350m Larg: 1,600m Prof.: 0,370m, Estrutura 100% MDP em Chapas 15mm e 25mm, com Portas Deslizantes que se Sobrepõem, Prateleiras de Vidro de 6mm e Luminárias de LED, com Sistema de Fixação com Girofix. Para TVs de até 50 polegadas.</text:p>
          </table:table-cell>
          <table:table-cell table:number-columns-repeated="2"/>
        </table:table-row>
        <table:table-row table:style-name="ro1">
          <table:table-cell office:value-type="string" calcext:value-type="string">
            <text:p>http://191.252.64.183/imagem/BANCADA%20SUSP%20FRIZZ%20SELECT%20Naturale.jpg</text:p>
          </table:table-cell>
          <table:table-cell office:value-type="string" calcext:value-type="string">
            <text:p>Bancada Susp Frizz Select Naturale Off White Madetec</text:p>
          </table:table-cell>
          <table:table-cell office:value-type="string" calcext:value-type="string">
            <text:p>R$ 539,00</text:p>
          </table:table-cell>
          <table:table-cell office:value-type="string" calcext:value-type="string">
            <text:p>Bancada Suspensa Frizz Select, Côr Naturale/Off White, da Madetec, Medidas: Alt: 1,350m Larg: 1,600m Prof.: 0,370m, Estrutura 100% MDP em Chapas 15mm e 25mm, com Portas Deslizantes que se Sobrepõem, Prateleiras de Vidro de 6mm e Luminárias de LED, com Sistema de Fixação com Girofix. Para TVs de até 50 polegadas.</text:p>
          </table:table-cell>
          <table:table-cell table:number-columns-repeated="2"/>
        </table:table-row>
        <table:table-row table:style-name="ro1">
          <table:table-cell office:value-type="string" calcext:value-type="string">
            <text:p>http://191.252.64.183/imagem/BANCADA%20SUSP%20FRIZZ%20SELECT%20Off-Savana.jpg</text:p>
          </table:table-cell>
          <table:table-cell office:value-type="string" calcext:value-type="string">
            <text:p>Bancada Susp Frizz Select Off White Savana Madetec</text:p>
          </table:table-cell>
          <table:table-cell office:value-type="string" calcext:value-type="string">
            <text:p>R$ 539,00</text:p>
          </table:table-cell>
          <table:table-cell office:value-type="string" calcext:value-type="string">
            <text:p>Bancada Suspensa Frizz Select, Côr Off White/Savana, da Madetec, Medidas: Alt: 1,350m Larg: 1,600m Prof.: 0,370m, Estrutura 100% MDP em Chapas 15mm e 25mm, com Portas Deslizantes que se Sobrepõem, Prateleiras de Vidro de 6mm e Luminárias de LED, com Sistema de Fixação com Girofix. Para TVs de até 50 polegadas.</text:p>
          </table:table-cell>
          <table:table-cell table:number-columns-repeated="2"/>
        </table:table-row>
        <table:table-row table:style-name="ro1">
          <table:table-cell office:value-type="string" calcext:value-type="string">
            <text:p>http://191.252.64.183/imagem/BANCADA%20SUSP%20FRIZZ%20SELECT%20SAVANA.jpg</text:p>
          </table:table-cell>
          <table:table-cell office:value-type="string" calcext:value-type="string">
            <text:p>Bancada Susp Frizz Select Savana Madetec</text:p>
          </table:table-cell>
          <table:table-cell office:value-type="string" calcext:value-type="string">
            <text:p>R$ 539,00</text:p>
          </table:table-cell>
          <table:table-cell office:value-type="string" calcext:value-type="string">
            <text:p>Bancada Suspensa Frizz Select, Côr Savana, da Madetec, Medidas: Alt: 1,350m Larg: 1,600m Prof.: 0,370m, Estrutura 100% MDP em Chapas 15mm e 25mm, com Portas Deslizantes que se Sobrepõem, Prateleiras de Vidro de 6mm e Luminárias de LED, com Sistema de Fixação com Girofix. Para TVs de até 50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Lana1.6FendiNaturale.jpg</text:p>
          </table:table-cell>
          <table:table-cell office:value-type="string" calcext:value-type="string">
            <text:p>Bancada Suspensa Lana 1.6 Fendi Naturale Madetec</text:p>
          </table:table-cell>
          <table:table-cell office:value-type="string" calcext:value-type="string">
            <text:p>R$ 539,00</text:p>
          </table:table-cell>
          <table:table-cell office:value-type="string" calcext:value-type="string">
            <text:p>Bancada Suspensa Lana 1.6, Côr Fendi/Naturale, da Madetec, Medidas: Alt: 1,560m Larg: 1,600m Prof: 0,33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office:value-type="string" calcext:value-type="string">
            <text:p>http://191.252.64.183/imagem/Bancada%20Lana%201.6%20-%20Naturale%20e%20Off%20White.jpg</text:p>
          </table:table-cell>
          <table:table-cell office:value-type="string" calcext:value-type="string">
            <text:p>Bancada Suspensa Lana 1.6 Naturale Off White Madetec</text:p>
          </table:table-cell>
          <table:table-cell office:value-type="string" calcext:value-type="string">
            <text:p>R$ 539,00</text:p>
          </table:table-cell>
          <table:table-cell office:value-type="string" calcext:value-type="string">
            <text:p>Bancada Suspensa Lana 1.6, Côr Naturale Off White, da Madetec, Medidas: Alt: 1,560m Larg: 1,600m Prof: 0,33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office:value-type="string" calcext:value-type="string">
            <text:p>http://191.252.64.183/imagem/BANCADA%20SUSPENSA%20LANA%201.6%20OFF%20WHITE%20SAVANA.jpg</text:p>
          </table:table-cell>
          <table:table-cell office:value-type="string" calcext:value-type="string">
            <text:p>Bancada Suspensa Lana 1.6 Off White Savana Madetec</text:p>
          </table:table-cell>
          <table:table-cell office:value-type="string" calcext:value-type="string">
            <text:p>R$ 539,00</text:p>
          </table:table-cell>
          <table:table-cell office:value-type="string" calcext:value-type="string">
            <text:p>Bancada Suspensa Lana 1.6, Côr Off White/Savana, da Madetec, Medidas: Alt: 1,560m Larg: 1,600m Prof: 0,33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office:value-type="string" calcext:value-type="string">
            <text:p>http://191.252.64.183/imagem/lana%201.6%20titanio.jpg</text:p>
          </table:table-cell>
          <table:table-cell office:value-type="string" calcext:value-type="string">
            <text:p>Bancada Suspensa Lana 1.6 Titanio.Carvalho Madetec</text:p>
          </table:table-cell>
          <table:table-cell office:value-type="string" calcext:value-type="string">
            <text:p>R$ 539,00</text:p>
          </table:table-cell>
          <table:table-cell office:value-type="string" calcext:value-type="string">
            <text:p>Bancada Suspensa Lana 1.6, Côr Titânio/Carvalho, da Madetec, Medidas: Alt: 1,560m Larg: 1,600m Prof: 0,33m, Estrutura 100% MDP em Ch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Lana1.6FendiNaturale.jpg</text:p>
          </table:table-cell>
          <table:table-cell office:value-type="string" calcext:value-type="string">
            <text:p>Bancada Suspensa Lana 1.8 Fendi.Naturale Madetec</text:p>
          </table:table-cell>
          <table:table-cell office:value-type="string" calcext:value-type="string">
            <text:p>R$ 599,00</text:p>
          </table:table-cell>
          <table:table-cell office:value-type="string" calcext:value-type="string">
            <text:p>Bancada Suspensa Lana 1.8, Côr Fendi/Naturale, da Madetec, Medidas: Alt: 1,560m Larg: 1,82m Prof: 0,34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office:value-type="string" calcext:value-type="string">
            <text:p>http://191.252.64.183/imagem/Bancada%20Lana%201.6%20-%20Naturale%20e%20Off%20White.jpg</text:p>
          </table:table-cell>
          <table:table-cell office:value-type="string" calcext:value-type="string">
            <text:p>Bancada Suspensa Lana 1.8 Naturale Off White Madetec</text:p>
          </table:table-cell>
          <table:table-cell office:value-type="string" calcext:value-type="string">
            <text:p>R$ 599,00</text:p>
          </table:table-cell>
          <table:table-cell office:value-type="string" calcext:value-type="string">
            <text:p>Bancada Suspensa Lana 1.8, Côr Naturale/Off White, da Madetec, Medidas: Alt: 1,560m Larg: 1,82m Prof: 0,34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office:value-type="string" calcext:value-type="string">
            <text:p>http://191.252.64.183/imagem/BANCADA%20SUSPENSA%20LANA%201.6%20OFF%20WHITE%20SAVANA.jpg</text:p>
          </table:table-cell>
          <table:table-cell office:value-type="string" calcext:value-type="string">
            <text:p>Bancada Suspensa Lana 1.8 Off White Savana Madetec</text:p>
          </table:table-cell>
          <table:table-cell office:value-type="string" calcext:value-type="string">
            <text:p>R$ 599,00</text:p>
          </table:table-cell>
          <table:table-cell office:value-type="string" calcext:value-type="string">
            <text:p>Bancada Suspensa Lana 1.8, Côr Off White/Savana, da Madetec, Medidas: Alt: 1,560m Larg: 1,82m Prof: 0,34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office:value-type="string" calcext:value-type="string">
            <text:p>http://191.252.64.183/imagem/BANCADA%20SUSPENSA%20LANA%201.6%20SAVANA.jpg</text:p>
          </table:table-cell>
          <table:table-cell office:value-type="string" calcext:value-type="string">
            <text:p>Bancada Suspensa Lana 1.8 Savana Madetec</text:p>
          </table:table-cell>
          <table:table-cell office:value-type="string" calcext:value-type="string">
            <text:p>R$ 599,00</text:p>
          </table:table-cell>
          <table:table-cell office:value-type="string" calcext:value-type="string">
            <text:p>Bancada Suspensa Lana 1.8, Côr Savana, da Madetec, Medidas: Alt: 1,560m Larg: 1,82m Prof: 0,34m, Estrutura 100% MDP em Chapas de 15mm, 25mm e 40mm, <text:s/>com Portas Basculantes com Dobradiças Metálicas, Prateleira, Luminárias de LED e Sistema de Fixação Girofix. Para TVs até 60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b4f98cc8f2e75c37e891540702695d36.jpg</text:p>
          </table:table-cell>
          <table:table-cell office:value-type="string" calcext:value-type="string">
            <text:p>Home Atlanta</text:p>
          </table:table-cell>
          <table:table-cell office:value-type="string" calcext:value-type="string">
            <text:p>R$ 669,00</text:p>
          </table:table-cell>
          <table:table-cell office:value-type="string" calcext:value-type="string">
            <text:p>Home Atlanta, Côr Freijó/Off White, da Mobler, Medidas: Alt 1,935m Larg 1,802m Prof 0,36m, com pergolado com 2 luminárias de led, 2 portas basculantes, prateleira de vidro, tampo de 40mm, apliques volumétricos nas portas, para TVs até 63" polegadas.</text:p>
          </table:table-cell>
          <table:table-cell table:number-columns-repeated="2"/>
        </table:table-row>
        <table:table-row table:style-name="ro1" table:number-rows-repeated="4">
          <table:table-cell table:number-columns-repeated="6"/>
        </table:table-row>
        <table:table-row table:style-name="ro1">
          <table:table-cell office:value-type="string" calcext:value-type="string">
            <text:p>http://191.252.64.183/imagem/27454151e9a68844616cdbd964d18f69.jpg</text:p>
          </table:table-cell>
          <table:table-cell office:value-type="string" calcext:value-type="string">
            <text:p>Home Brasil Candian</text:p>
          </table:table-cell>
          <table:table-cell office:value-type="string" calcext:value-type="string">
            <text:p>R$ 680,00</text:p>
          </table:table-cell>
          <table:table-cell office:value-type="string" calcext:value-type="string">
            <text:p>Home Brasil Candian, Côr Cacau, da JCM Móveis, Medidas: Alt: 1,83m Larg: 1,80m Prof: 0,44m, com prateleiras em vidro, espelhos, luminária em LED, portas com dobradiças de pressão, rodízios embutidos, painel giratório. Para TVs até 55 polegadas</text:p>
          </table:table-cell>
          <table:table-cell table:number-columns-repeated="2"/>
        </table:table-row>
        <table:table-row table:style-name="ro1">
          <table:table-cell office:value-type="string" calcext:value-type="string">
            <text:p>http://191.252.64.183/imagem/4242%20BRASIL%20-%20NORONHA-GRAFITE-compressed.jpg</text:p>
          </table:table-cell>
          <table:table-cell office:value-type="string" calcext:value-type="string">
            <text:p>Home Brasil Candian</text:p>
          </table:table-cell>
          <table:table-cell office:value-type="string" calcext:value-type="string">
            <text:p>R$ 680,00</text:p>
          </table:table-cell>
          <table:table-cell office:value-type="string" calcext:value-type="string">
            <text:p>Home Brasil Candian, Côr Noronha/Grafite, da JCM Móveis, Medidas: Alt: 1,83m Larg: 1,80m Prof: 0,44m, com prateleiras em vidro, espelhos, luminária em LED, portas com dobradiças de pressão, rodízios embutidos, painel giratório. Para TVs até 55 polegadas.</text:p>
          </table:table-cell>
          <table:table-cell table:number-columns-repeated="2"/>
        </table:table-row>
        <table:table-row table:style-name="ro1">
          <table:table-cell office:value-type="string" calcext:value-type="string">
            <text:p>http://191.252.64.183/imagem/4242%20BRASIL%20-%20NORONHA-OFF-compressed%20(1).jpg</text:p>
          </table:table-cell>
          <table:table-cell office:value-type="string" calcext:value-type="string">
            <text:p>Home Brasil Candian</text:p>
          </table:table-cell>
          <table:table-cell office:value-type="string" calcext:value-type="string">
            <text:p>R$ 680,00</text:p>
          </table:table-cell>
          <table:table-cell office:value-type="string" calcext:value-type="string">
            <text:p>Home Brasil Candian, Côr Noronha/Off White, da JCM Móveis, Medidas: Alt: 1,83m Larg: 1,80m Prof: 0,44m, com prateleiras em vidro, espelhos, luminária em LED, portas com dobradiças de pressão, rodízios embutidos, painel giratório. Para TVs até 55 polegadas</text:p>
          </table:table-cell>
          <table:table-cell table:number-columns-repeated="2"/>
        </table:table-row>
        <table:table-row table:style-name="ro1">
          <table:table-cell office:value-type="string" calcext:value-type="string">
            <text:p>http://191.252.64.183/imagem/6aa9efb89125bef05f525e3b49b75ad6.jpg</text:p>
          </table:table-cell>
          <table:table-cell office:value-type="string" calcext:value-type="string">
            <text:p>Home Brasil Candian</text:p>
          </table:table-cell>
          <table:table-cell office:value-type="string" calcext:value-type="string">
            <text:p>R$ 680,00</text:p>
          </table:table-cell>
          <table:table-cell office:value-type="string" calcext:value-type="string">
            <text:p>Home Brasil, Côr Cacau/Off White, da JCM Móveis, Medidas: Alt: 1,83m Larg: 1,80m Prof: 0,44m, com prateleiras em vidro, espelhos, luminária em LED, portas com dobradiças de pressão, rodízios embutidos, painel giratório. Para TVs até 55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FrizzSupremeFendiNaturale.jpg</text:p>
          </table:table-cell>
          <table:table-cell office:value-type="string" calcext:value-type="string">
            <text:p>Bancada Susp Frizz Supreme Fendi.Naturale Madetec</text:p>
          </table:table-cell>
          <table:table-cell office:value-type="string" calcext:value-type="string">
            <text:p>R$ 695,00</text:p>
          </table:table-cell>
          <table:table-cell office:value-type="string" calcext:value-type="string">
            <text:p>Bancada Suspensa Frizz Supreme, Côr Fendi/Naturale, da Madetec - Medidas: Alt: 1,62m Larg: 1,82m Prof: 0,375m, Estrutura 100% MDP com Portas Deslizantes que sobrepõem, Prateleiras de Vidro de 5mm, Luminária de LED e Sistema de Fixação com Girofix, para TVs de até 55 Polegadas.</text:p>
          </table:table-cell>
          <table:table-cell table:number-columns-repeated="2"/>
        </table:table-row>
        <table:table-row table:style-name="ro1">
          <table:table-cell office:value-type="string" calcext:value-type="string">
            <text:p>http://191.252.64.183/imagem/BANCADA%20SUSP%20FRIZZ%20SUPREME%20Naturale.jpg</text:p>
          </table:table-cell>
          <table:table-cell office:value-type="string" calcext:value-type="string">
            <text:p>Bancada Susp Frizz Supreme Naturale Off White Madetec</text:p>
          </table:table-cell>
          <table:table-cell office:value-type="string" calcext:value-type="string">
            <text:p>R$ 695,00</text:p>
          </table:table-cell>
          <table:table-cell office:value-type="string" calcext:value-type="string">
            <text:p>Bancada Suspensa Frizz Supreme, Côr Naturale/Off White, da Madetec - Medidas: Alt: 1,62m Larg: 1,82m Prof: 0,375m, Estrutura 100% MDP com Portas Deslizantes que sobrepõem, Prateleiras de Vidro de 5mm, Luminária de LED e Sistema de Fixação com Girofix, para TVs de até 55 Polegadas.</text:p>
          </table:table-cell>
          <table:table-cell table:number-columns-repeated="2"/>
        </table:table-row>
        <table:table-row table:style-name="ro1">
          <table:table-cell office:value-type="string" calcext:value-type="string">
            <text:p>http://191.252.64.183/imagem/BANCADA%20SUSP%20FRIZZ%20SUPREME%20Off%20Savana.jpg</text:p>
          </table:table-cell>
          <table:table-cell office:value-type="string" calcext:value-type="string">
            <text:p>Bancada Susp Frizz Supreme Off White Savana Madetec</text:p>
          </table:table-cell>
          <table:table-cell office:value-type="string" calcext:value-type="string">
            <text:p>R$ 695,00</text:p>
          </table:table-cell>
          <table:table-cell office:value-type="string" calcext:value-type="string">
            <text:p>Bancada Suspensa Frizz Supreme, Côr Off White/Savana, da Madetec - Medidas: Alt: 1,62m Larg: 1,82m Prof: 0,375m, Estrutura 100% MDP com Portas Deslizantes que sobrepõem, Prateleiras de Vidro de 5mm, Luminária de LED e Sistema de Fixação com Girofix, para TVs de até 55 Polegadas.</text:p>
          </table:table-cell>
          <table:table-cell table:number-columns-repeated="2"/>
        </table:table-row>
        <table:table-row table:style-name="ro1">
          <table:table-cell office:value-type="string" calcext:value-type="string">
            <text:p>http://191.252.64.183/imagem/BANCADA%20SUSP%20FRIZZ%20SUPREME%20Savana.jpg</text:p>
          </table:table-cell>
          <table:table-cell office:value-type="string" calcext:value-type="string">
            <text:p>Bancada Susp Frizz Supreme Savana Madetec</text:p>
          </table:table-cell>
          <table:table-cell office:value-type="string" calcext:value-type="string">
            <text:p>R$ 695,00</text:p>
          </table:table-cell>
          <table:table-cell office:value-type="string" calcext:value-type="string">
            <text:p>Bancada Suspensa Frizz Supreme, Côr Savana, da Madetec - Medidas: Alt: 1,62m Larg: 1,82m Prof: 0,375m, Estrutura 100% MDP com Portas Deslizantes que sobrepõem, Prateleiras de Vidro de 5mm, Luminária de LED e Sistema de Fixação com Girofix, para TVs de até 55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ComposicaoFrizzFendiNaturale.jpg</text:p>
          </table:table-cell>
          <table:table-cell office:value-type="string" calcext:value-type="string">
            <text:p>Composicao Frizz Fendi.Naturale Madetec</text:p>
          </table:table-cell>
          <table:table-cell office:value-type="string" calcext:value-type="string">
            <text:p>R$ 705,00</text:p>
          </table:table-cell>
          <table:table-cell office:value-type="string" calcext:value-type="string">
            <text:p>Composição Frizz, Côr Fendi/Naturale, da Madetec - Medidas: Alt: 1,155m Larg: 1,820m Prof: 0,195m, Estrutura 100% MDP em Chapas de 15, 25, e 40mm, com Portas Deslizantes que se sobrepõem, Prateleiras, Luminárias de LED, Nichos para Eletroeletrônicos e Objetos Decorativos, Rodízios de Silicone, Sistema de Fixação Girofix, Ideal para TVs de até 65 Polegadas.</text:p>
          </table:table-cell>
          <table:table-cell table:number-columns-repeated="2"/>
        </table:table-row>
        <table:table-row table:style-name="ro1">
          <table:table-cell office:value-type="string" calcext:value-type="string">
            <text:p>http://191.252.64.183/imagem/COMPOSICAO%20FRIZZ%20Naturalle.jpg</text:p>
          </table:table-cell>
          <table:table-cell office:value-type="string" calcext:value-type="string">
            <text:p>Composicao Frizz Naturale Off White Madetec</text:p>
          </table:table-cell>
          <table:table-cell office:value-type="string" calcext:value-type="string">
            <text:p>R$ 705,00</text:p>
          </table:table-cell>
          <table:table-cell office:value-type="string" calcext:value-type="string">
            <text:p>Composição Frizz, côr Naturale/Off, da Madetec - Medidas: Alt: 1,155m Larg: 1,820m Prof: 0,195m, Estrutura 100% MDP em Chapas de 15, 25, e 40mm, com Portas Deslizantes que se sobrepõem, Prateleiras, Luminárias de LED, Nichos para Eletroeletrônicos e Objetos Decorativos, Rodízios de Silicone, Sistema de Fixação Girofix, Ideal para TVs de até 65 Polegadas.</text:p>
          </table:table-cell>
          <table:table-cell table:number-columns-repeated="2"/>
        </table:table-row>
        <table:table-row table:style-name="ro1">
          <table:table-cell office:value-type="string" calcext:value-type="string">
            <text:p>http://191.252.64.183/imagem/COMPOSICAO%20FRIZZ%20Off-Savana.jpg</text:p>
          </table:table-cell>
          <table:table-cell office:value-type="string" calcext:value-type="string">
            <text:p>Composicao Frizz Off White Savana Madetec</text:p>
          </table:table-cell>
          <table:table-cell office:value-type="string" calcext:value-type="string">
            <text:p>R$ 705,00</text:p>
          </table:table-cell>
          <table:table-cell office:value-type="string" calcext:value-type="string">
            <text:p>Composição Frizz, côr Off White/Savana, da Madetec - Medidas: Alt: 1,155m Larg: 1,820m Prof: 0,195m, Estrutura 100% MDP em Chapas de 15, 25, e 40mm, com Portas Deslizantes que se sobrepõem, Prateleiras, Luminárias de LED, Nichos para Eletroeletrônicos e Objetos Decorativos, Rodízios de Silicone, Sistema de Fixação Girofix, Ideal para TVs de até 65 Polegadas.</text:p>
          </table:table-cell>
          <table:table-cell table:number-columns-repeated="2"/>
        </table:table-row>
        <table:table-row table:style-name="ro1">
          <table:table-cell office:value-type="string" calcext:value-type="string">
            <text:p>http://191.252.64.183/imagem/COMPOSICAO%20FRIZZ%20Savana.jpg</text:p>
          </table:table-cell>
          <table:table-cell office:value-type="string" calcext:value-type="string">
            <text:p>Composicao Frizz Savana Madetec</text:p>
          </table:table-cell>
          <table:table-cell office:value-type="string" calcext:value-type="string">
            <text:p>R$ 705,00</text:p>
          </table:table-cell>
          <table:table-cell office:value-type="string" calcext:value-type="string">
            <text:p>Composição Frizz, côr Savana, da Madetec - Medidas: Alt: 1,155m Larg: 1,820m Prof: 0,195m, Estrutura 100% MDP em Chapas de 15, 25, e 40mm, com Portas Deslizantes que se sobrepõem, Prateleiras, Luminárias de LED, Nichos para Eletroeletrônicos e Objetos Decorativos, Rodízios de Silicone, Sistema de Fixação Girofix, Ideal para TVs de até 65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AFETO%20NORONHA.jpg</text:p>
          </table:table-cell>
          <table:table-cell office:value-type="string" calcext:value-type="string">
            <text:p>Home Afeto Candian</text:p>
          </table:table-cell>
          <table:table-cell office:value-type="string" calcext:value-type="string">
            <text:p>R$ 825,00</text:p>
          </table:table-cell>
          <table:table-cell office:value-type="string" calcext:value-type="string">
            <text:p>Home Afeto Candian, Côr Noronha, da JCM Movelaria, Medidas: A 1,94m L 2,00m P 0,42m, Estrutura 100% MDP de 15mm, Tampo de 40mm, 2 Portas de Bater com Dobradiças de Pressão, 2 Gavetas com Corrediças Telescópicas, 3 Prateleiras sendo 2 com Detalhes Ripados no Fundo, 2 Nichos para Eletroeletrônicos, Tubo Metálico Decorativo, Luminárias em LED, Acompanha Suporte, Ideal para TVs até 65 Polegadas.</text:p>
          </table:table-cell>
          <table:table-cell table:number-columns-repeated="2"/>
        </table:table-row>
        <table:table-row table:style-name="ro1">
          <table:table-cell office:value-type="string" calcext:value-type="string">
            <text:p>http://191.252.64.183/imagem/AFETO%20NORONHA%20GRAFITE.jpg</text:p>
          </table:table-cell>
          <table:table-cell office:value-type="string" calcext:value-type="string">
            <text:p>Home Afeto Candian</text:p>
          </table:table-cell>
          <table:table-cell office:value-type="string" calcext:value-type="string">
            <text:p>R$ 825,00</text:p>
          </table:table-cell>
          <table:table-cell office:value-type="string" calcext:value-type="string">
            <text:p>Home Afeto Candian, Côr Noronha/Grafite, da JCM Movelaria, Medidas: A 1,94m L 2,00m P 0,42m, Estrutura 100% MDP de 15mm, Tampo de 40mm, 2 Portas de Bater com Dobradiças de Pressão, 2 Gavetas com Corrediças Telescópicas, 3 Prateleiras sendo 2 com Detalhes Ripados, 2 Nichos para Eletroeletrônicos, Tubo Metálico Decorativo, Luminárias em LED, Acompanha Suporte, Ideal para TVs até 65 Polegadas.</text:p>
          </table:table-cell>
          <table:table-cell table:number-columns-repeated="2"/>
        </table:table-row>
        <table:table-row table:style-name="ro1">
          <table:table-cell office:value-type="string" calcext:value-type="string">
            <text:p>http://191.252.64.183/imagem/AFETO%20NORONHA%20OFF%20WHITE.jpg</text:p>
          </table:table-cell>
          <table:table-cell office:value-type="string" calcext:value-type="string">
            <text:p>Home Afeto Candian</text:p>
          </table:table-cell>
          <table:table-cell office:value-type="string" calcext:value-type="string">
            <text:p>R$ 825,00</text:p>
          </table:table-cell>
          <table:table-cell office:value-type="string" calcext:value-type="string">
            <text:p>Home Afeto Candian, Côr Noronha/Off White, da JCM Movelaria, Medidas: A 1,94m L 2,00m P 0,42m, Estrutura 100% MDP de 15mm Tampo 40mm, 2 Portas de Bater com Dobradiças de Pressão, 2 Gavetas com Corrediças Telescópicas, 3 Prateleiras sendo 2 <text:s/>com Detalhes Ripados, 2 Nichos para Eletroeletrônicos, Tubo Metálico Decorativo, Luminárias em LED, Acompanha Suporte, Ideal para TVs até 65 Polegadas.</text:p>
          </table:table-cell>
          <table:table-cell table:number-columns-repeated="2"/>
        </table:table-row>
        <table:table-row table:style-name="ro1">
          <table:table-cell office:value-type="string" calcext:value-type="string">
            <text:p>http://191.252.64.183/imagem/AfetoCacauOffWhite.jpg</text:p>
          </table:table-cell>
          <table:table-cell office:value-type="string" calcext:value-type="string">
            <text:p>Home Afeto Cand,</text:p>
          </table:table-cell>
          <table:table-cell office:value-type="string" calcext:value-type="string">
            <text:p>R$ 825,00</text:p>
          </table:table-cell>
          <table:table-cell office:value-type="string" calcext:value-type="string">
            <text:p>Home Afeto Cand, Côr Cacau/Off White, da JCM Movelaria, Medidas: A 1,94m L 2,00m P 0,42m, Estrutura 100% MDP de 15mm, Tampo de 40mm, 2 Portas de Bater com Dobradiças de Pressão, 2 Gavetas com Corrediças Telescópicas, 3 Prateleiras sendo 2 com Detalhes Ripados no Fundo, 2 Nichos para Eletroeletrônicos, Tubo Metálico Decorativo, Luminárias em LED, Acompanha Suporte, Ideal para TVs até 65 Polegadas.</text:p>
          </table:table-cell>
          <table:table-cell table:number-columns-repeated="2"/>
        </table:table-row>
        <table:table-row table:style-name="ro1">
          <table:table-cell table:number-columns-repeated="6"/>
        </table:table-row>
        <table:table-row table:style-name="ro1">
          <table:table-cell office:value-type="string" calcext:value-type="string">
            <text:p>http://191.252.64.183/imagem/EstanteFrizzFendiNaturele.2.jpg</text:p>
          </table:table-cell>
          <table:table-cell office:value-type="string" calcext:value-type="string">
            <text:p>Estante Frizz Fendi.Naturale Madetec</text:p>
          </table:table-cell>
          <table:table-cell office:value-type="string" calcext:value-type="string">
            <text:p>R$ 899,00</text:p>
          </table:table-cell>
          <table:table-cell office:value-type="string" calcext:value-type="string">
            <text:p>Estante Frizz, Côr Fendi/Naturale, da Madetec - Medidas Alt: 1,905m Larg: 2,00m Prof: 0,425m, Estrutura 100% MDPde 15mm e 25mm, 2 Portas Frisadas Deslizantes que se Sobrepõem, 4 Prateleiras, 3 de Vidro, Nichos Para Eletroeletrônicos, Espelho e Luminárias em LED e com Sitema de fixação com girofix, para TVs de até 50 polegadas.</text:p>
          </table:table-cell>
          <table:table-cell table:number-columns-repeated="2"/>
        </table:table-row>
        <table:table-row table:style-name="ro1">
          <table:table-cell office:value-type="string" calcext:value-type="string">
            <text:p>http://191.252.64.183/imagem/ESTANTE%20FRIZZ%20Naturale.jpg</text:p>
          </table:table-cell>
          <table:table-cell office:value-type="string" calcext:value-type="string">
            <text:p>Estante Frizz Naturale Off White Madetec</text:p>
          </table:table-cell>
          <table:table-cell office:value-type="string" calcext:value-type="string">
            <text:p>R$ 899,00</text:p>
          </table:table-cell>
          <table:table-cell office:value-type="string" calcext:value-type="string">
            <text:p>Estante Frizz, côr Naturale/Off White, da Madetec - Medidas Alt: 1,905m Larg: 2,00m Prof: 0,425m, Estrutura 100% MDPde 15mm e 25mm, 2 Portas Frisadas Deslizantes que se Sobrepõem, 4 Prateleiras, 3 de Vidro, Nichos Para Eletroeletrônicos, Espelho e Luminárias em LED e com Sitema de fixação com girofix, para TVs de até 50 polegadas.</text:p>
          </table:table-cell>
          <table:table-cell table:number-columns-repeated="2"/>
        </table:table-row>
        <table:table-row table:style-name="ro1">
          <table:table-cell office:value-type="string" calcext:value-type="string">
            <text:p>http://191.252.64.183/imagem/ESTANTE%20FRIZZ%20Off-Savana.jpg</text:p>
          </table:table-cell>
          <table:table-cell office:value-type="string" calcext:value-type="string">
            <text:p>Estante Frizz Off White Savana Madetec</text:p>
          </table:table-cell>
          <table:table-cell office:value-type="string" calcext:value-type="string">
            <text:p>R$ 899,00</text:p>
          </table:table-cell>
          <table:table-cell office:value-type="string" calcext:value-type="string">
            <text:p>Estante Frizz, côr Off White/Savana, da Madetec - Medidas Alt: 1,905m Larg: 2,00m Prof: 0,425m, com portas deslizantes que se sobrepõem, prateleiras de vidro, espelhos e luminárias em LED e com sitema de fixação com girofix, para TVs até 50 polegadas.</text:p>
          </table:table-cell>
          <table:table-cell table:number-columns-repeated="2"/>
        </table:table-row>
        <table:table-row table:style-name="ro1">
          <table:table-cell office:value-type="string" calcext:value-type="string">
            <text:p>http://191.252.64.183/imagem/ESTANTE%20FRIZZ%20Savana.jpg</text:p>
          </table:table-cell>
          <table:table-cell office:value-type="string" calcext:value-type="string">
            <text:p>Estante Frizz Savana Madetec</text:p>
          </table:table-cell>
          <table:table-cell office:value-type="string" calcext:value-type="string">
            <text:p>R$ 899,00</text:p>
          </table:table-cell>
          <table:table-cell office:value-type="string" calcext:value-type="string">
            <text:p>Estante Frizz, côr Savana, da Madetec - Medidas Alt: 1,905m Larg: 2,00m Prof: 0,425m, com portas deslizantes que se sobrepõem, prateleiras de vidro, espelhos e luminárias em LED e com sitema de fixação com girofix, para TVs até 50 polegadas.</text:p>
          </table:table-cell>
          <table:table-cell table:number-columns-repeated="2"/>
        </table:table-row>
      </table:table>
      <table:table table:name="Planilha2" table:style-name="ta1">
        <table:table-column table:style-name="co8" table:default-cell-style-name="Default"/>
        <table:table-column table:style-name="co7" table:number-columns-repeated="2" table:default-cell-style-name="ce25"/>
        <table:table-column table:style-name="co9" table:default-cell-style-name="Default"/>
        <table:table-column table:style-name="co7" table:number-columns-repeated="2" table:default-cell-style-name="ce25"/>
        <table:table-column table:style-name="co10" table:default-cell-style-name="Default"/>
        <table:table-column table:style-name="co7" table:number-columns-repeated="2" table:default-cell-style-name="ce25"/>
        <table:table-column table:style-name="co11" table:default-cell-style-name="Default"/>
        <table:table-column table:style-name="co7" table:number-columns-repeated="2" table:default-cell-style-name="ce25"/>
        <table:table-column table:style-name="co11" table:default-cell-style-name="Default"/>
        <table:table-column table:style-name="co7" table:number-columns-repeated="1011" table:default-cell-style-name="Default"/>
        <table:table-row table:style-name="ro1">
          <table:table-cell table:style-name="ce2" office:value-type="string" calcext:value-type="string" table:number-columns-spanned="1" table:number-rows-spanned="22">
            <text:p>&lt;!DOCTYPE html&gt;&lt;html lang="pt-br"&gt;&lt;head&gt;    &lt;meta charset="UTF-8"&gt;    &lt;meta http-equiv="X-UA-Compatible" content="IE=edge"&gt;    &lt;meta name="viewport" content="width=device-width, initial-scale=1.0"&gt;    &lt;link rel="stylesheet" href="../anuncios.css"&gt;    &lt;title&gt; Lumimoveis &lt;/title&gt;&lt;/head&gt;&lt;body style="background-color:#776F77;"&gt;     &lt;header &gt;        &lt;!-- cabeçaho --&gt;        &lt;div style="       background-image: url(../fundo.png);       border: 2px solid black;        border-radius: 10px 10px 10px 10px;       box-shadow: 4px 4px 4px rgb(8, 8, 8);       width: 92%;       margin: auto;       margin-bottom: 5px;        "&gt;        &lt;img src="../titulo.png" alt="" style=" display: block; margin: auto; width: 70%; height: 90px;"&gt;      &lt;/div&gt; &lt;!--  quadro--&gt; &lt;div    style="         background-image: url(../fundo.png);        width: 90%;        padding: 10px;         text-align: center;        border: 4px solid rgb(100, 98, 98);         border-radius: 10px;        box-shadow: 5px 5px 5px rgb(36, 35, 35);        margin: auto;"&gt;             &lt;!--quadro/ navegação--&gt;             &lt;div&gt;                                         &lt;a href="bar.html"&gt;                &lt;img src="../navegacaot.png"                 alt="" class="naveg" &gt;                &lt;/a&gt;                 &lt;a href="../../index.html"&gt;&lt;img src="../navegacaoc.png" alt="" class="naveg" &gt;&lt;/a&gt;                                          <text:s/>            &lt;/div&gt;             &lt;!-- titulo produto --&gt; <text:s/>&lt;div class="ti-prod" &gt;               &lt;h1&gt;</text:p>
          </table:table-cell>
          <table:table-cell table:number-columns-repeated="2"/>
          <table:table-cell table:style-name="ce2" office:value-type="string" calcext:value-type="string" table:number-columns-spanned="1" table:number-rows-spanned="22">
            <text:p>&lt;!DOCTYPE html&gt;&lt;html lang="pt-br"&gt;&lt;head&gt;    &lt;meta charset="UTF-8"&gt;    &lt;meta http-equiv="X-UA-Compatible" content="IE=edge"&gt;    &lt;meta name="viewport" content="width=device-width, initial-scale=1.0"&gt;    &lt;link rel="stylesheet" href="../anuncios.css"&gt;    &lt;title&gt; Lumimoveis &lt;/title&gt;&lt;/head&gt;&lt;body style="background-color:#776F77;"&gt;     &lt;header &gt;        &lt;!-- cabeçaho --&gt;        &lt;div style="       background-image: url(../fundo.png);       border: 2px solid black;        border-radius: 10px 10px 10px 10px;       box-shadow: 4px 4px 4px rgb(8, 8, 8);       width: 92%;       margin: auto;       margin-bottom: 5px;        "&gt;        &lt;img src="../titulo.png" alt="" style=" display: block; margin: auto; width: 70%; height: 90px;"&gt;      &lt;/div&gt; &lt;!--  quadro--&gt; &lt;div    style="         background-image: url(../fundo.png);        width: 90%;        padding: 10px;         text-align: center;        border: 4px solid rgb(100, 98, 98);         border-radius: 10px;        box-shadow: 5px 5px 5px rgb(36, 35, 35);        margin: auto;"&gt;             &lt;!--quadro/ navegação--&gt;             &lt;div&gt;                                         &lt;a href="bar.html"&gt;                &lt;img src="../navegacaot.png"                 alt="" class="naveg" &gt;                &lt;/a&gt;                 &lt;a href="../../index.html"&gt;&lt;img src="../navegacaoc.png" alt="" class="naveg" &gt;&lt;/a&gt;                                          <text:s/>            &lt;/div&gt;             &lt;!-- titulo produto --&gt; <text:s/>&lt;div class="ti-prod" &gt;               &lt;h1&gt;</text:p>
          </table:table-cell>
          <table:table-cell table:number-columns-repeated="2"/>
          <table:table-cell table:style-name="ce2" office:value-type="string" calcext:value-type="string" table:number-columns-spanned="1" table:number-rows-spanned="22">
            <text:p>&lt;!DOCTYPE html&gt;&lt;html lang="pt-br"&gt;&lt;head&gt;    &lt;meta charset="UTF-8"&gt;    &lt;meta http-equiv="X-UA-Compatible" content="IE=edge"&gt;    &lt;meta name="viewport" content="width=device-width, initial-scale=1.0"&gt;    &lt;link rel="stylesheet" href="../anuncios.css"&gt;    &lt;title&gt; Lumimoveis &lt;/title&gt;&lt;/head&gt;&lt;body style="background-color:#776F77;"&gt;     &lt;header &gt;        &lt;!-- cabeçaho --&gt;        &lt;div style="       background-image: url(../fundo.png);       border: 2px solid black;        border-radius: 10px 10px 10px 10px;       box-shadow: 4px 4px 4px rgb(8, 8, 8);       width: 92%;       margin: auto;       margin-bottom: 5px;        "&gt;        &lt;img src="../titulo.png" alt="" style=" display: block; margin: auto; width: 70%; height: 90px;"&gt;      &lt;/div&gt; &lt;!--  quadro--&gt; &lt;div    style="         background-image: url(../fundo.png);        width: 90%;        padding: 10px;         text-align: center;        border: 4px solid rgb(100, 98, 98);         border-radius: 10px;        box-shadow: 5px 5px 5px rgb(36, 35, 35);        margin: auto;"&gt;             &lt;!--quadro/ navegação--&gt;             &lt;div&gt;                                         &lt;a href="bar.html"&gt;                &lt;img src="../navegacaot.png"                 alt="" class="naveg" &gt;                &lt;/a&gt;                 &lt;a href="../../index.html"&gt;&lt;img src="../navegacaoc.png" alt="" class="naveg" &gt;&lt;/a&gt;                                          <text:s/>            &lt;/div&gt;             &lt;!-- titulo produto --&gt; <text:s/>&lt;div class="ti-prod" &gt;               &lt;h1&gt;</text:p>
          </table:table-cell>
          <table:table-cell table:number-columns-repeated="2"/>
          <table:table-cell table:style-name="ce2" office:value-type="string" calcext:value-type="string" table:number-columns-spanned="1" table:number-rows-spanned="22">
            <text:p>&lt;!DOCTYPE html&gt;&lt;html lang="pt-br"&gt;&lt;head&gt;    &lt;meta charset="UTF-8"&gt;    &lt;meta http-equiv="X-UA-Compatible" content="IE=edge"&gt;    &lt;meta name="viewport" content="width=device-width, initial-scale=1.0"&gt;    &lt;link rel="stylesheet" href="../anuncios.css"&gt;    &lt;title&gt; Lumimoveis &lt;/title&gt;&lt;/head&gt;&lt;body style="background-color:#776F77;"&gt;     &lt;header &gt;        &lt;!-- cabeçaho --&gt;        &lt;div style="       background-image: url(../fundo.png);       border: 2px solid black;        border-radius: 10px 10px 10px 10px;       box-shadow: 4px 4px 4px rgb(8, 8, 8);       width: 92%;       margin: auto;       margin-bottom: 5px;        "&gt;        &lt;img src="../titulo.png" alt="" style=" display: block; margin: auto; width: 70%; height: 90px;"&gt;      &lt;/div&gt; &lt;!--  quadro--&gt; &lt;div    style="         background-image: url(../fundo.png);        width: 90%;        padding: 10px;         text-align: center;        border: 4px solid rgb(100, 98, 98);         border-radius: 10px;        box-shadow: 5px 5px 5px rgb(36, 35, 35);        margin: auto;"&gt;             &lt;!--quadro/ navegação--&gt;             &lt;div&gt;                                         &lt;a href="bar.html"&gt;                &lt;img src="../navegacaot.png"                 alt="" class="naveg" &gt;                &lt;/a&gt;                 &lt;a href="../../index.html"&gt;&lt;img src="../navegacaoc.png" alt="" class="naveg" &gt;&lt;/a&gt;                                          <text:s/>            &lt;/div&gt;             &lt;!-- titulo produto --&gt; <text:s/>&lt;div class="ti-prod" &gt;               &lt;h1&gt;</text:p>
          </table:table-cell>
          <table:table-cell table:number-columns-repeated="2"/>
          <table:table-cell table:style-name="ce2" office:value-type="string" calcext:value-type="string" table:number-columns-spanned="1" table:number-rows-spanned="22">
            <text:p>&lt;!DOCTYPE html&gt;&lt;html lang="pt-br"&gt;&lt;head&gt;    &lt;meta charset="UTF-8"&gt;    &lt;meta http-equiv="X-UA-Compatible" content="IE=edge"&gt;    &lt;meta name="viewport" content="width=device-width, initial-scale=1.0"&gt;    &lt;link rel="stylesheet" href="../anuncios.css"&gt;    &lt;title&gt; Lumimoveis &lt;/title&gt;&lt;/head&gt;&lt;body style="background-color:#776F77;"&gt;     &lt;header &gt;        &lt;!-- cabeçaho --&gt;        &lt;div style="       background-image: url(../fundo.png);       border: 2px solid black;        border-radius: 10px 10px 10px 10px;       box-shadow: 4px 4px 4px rgb(8, 8, 8);       width: 92%;       margin: auto;       margin-bottom: 5px;        "&gt;        &lt;img src="../titulo.png" alt="" style=" display: block; margin: auto; width: 70%; height: 90px;"&gt;      &lt;/div&gt; &lt;!--  quadro--&gt; &lt;div    style="         background-image: url(../fundo.png);        width: 90%;        padding: 10px;         text-align: center;        border: 4px solid rgb(100, 98, 98);         border-radius: 10px;        box-shadow: 5px 5px 5px rgb(36, 35, 35);        margin: auto;"&gt;             &lt;!--quadro/ navegação--&gt;             &lt;div&gt;                                         &lt;a href="bar.html"&gt;                &lt;img src="../navegacaot.png"                 alt="" class="naveg" &gt;                &lt;/a&gt;                 &lt;a href="../../index.html"&gt;&lt;img src="../navegacaoc.png" alt="" class="naveg" &gt;&lt;/a&gt;                                          <text:s/>            &lt;/div&gt;             &lt;!-- titulo produto --&gt; <text:s/>&lt;div class="ti-prod" &gt;               &lt;h1&gt;</text:p>
          </table:table-cell>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table-cell table:style-name="ce27" office:value-type="float" office:value="2" calcext:value-type="float">
            <text:p>2</text:p>
          </table:table-cell>
          <table:covered-table-cell table:style-name="ce3"/>
          <table:table-cell/>
          <table:table-cell table:style-name="ce27" office:value-type="float" office:value="3" calcext:value-type="float">
            <text:p>3</text:p>
          </table:table-cell>
          <table:covered-table-cell table:style-name="ce3"/>
          <table:table-cell/>
          <table:table-cell table:style-name="ce27" office:value-type="float" office:value="4" calcext:value-type="float">
            <text:p>4</text:p>
          </table:table-cell>
          <table:covered-table-cell table:style-name="ce3"/>
          <table:table-cell/>
          <table:table-cell office:value-type="float" office:value="5" calcext:value-type="float">
            <text:p>5</text:p>
          </table:table-cell>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3">
          <table:table-cell table:style-name="ce5" table:formula="of:=[$'srmoveisatacadao (1)'.B1]" office:value-type="string" office:string-value="Bancada Suspensa Julia Fendi.Naturale Madetec" calcext:value-type="string">
            <text:p>Bancada Suspensa Julia Fendi.Naturale Madetec</text:p>
          </table:table-cell>
          <table:table-cell table:number-columns-repeated="2"/>
          <table:table-cell table:style-name="ce5" table:formula="of:=[$'srmoveisatacadao (1)'.B6]" office:value-type="string" office:string-value="Bancada Trento Premium Canela Frade Movelaria" calcext:value-type="string">
            <text:p>Bancada Trento Premium Canela Frade Movelaria</text:p>
          </table:table-cell>
          <table:table-cell table:number-columns-repeated="2"/>
          <table:table-cell table:style-name="ce5" table:formula="of:=[$'srmoveisatacadao (1)'.B11]" office:value-type="string" office:string-value="Combo Bruno Fendi.Naturale Madetec" calcext:value-type="string">
            <text:p>Combo Bruno Fendi.Naturale Madetec</text:p>
          </table:table-cell>
          <table:table-cell table:number-columns-repeated="2"/>
          <table:table-cell table:style-name="ce14" table:formula="of:=[$'srmoveisatacadao (1)'.B16]" office:value-type="string" office:string-value="Bancada Suspensa Londres Carvalho Nobre.Off White Mobler" calcext:value-type="string">
            <text:p>Bancada Suspensa Londres Carvalho Nobre.Off White Mobler</text:p>
          </table:table-cell>
          <table:table-cell table:number-columns-repeated="2"/>
          <table:table-cell table:style-name="ce5" table:formula="of:=[$'srmoveisatacadao (1)'.B21]" office:value-type="string" office:string-value="Bancada Istambul Lis Canela Frade Movelaria" calcext:value-type="string">
            <text:p>Bancada Istambul Lis Canela Frade Movelaria</text:p>
          </table:table-cell>
          <table:table-cell table:number-columns-repeated="1011"/>
        </table:table-row>
        <table:table-row table:style-name="ro1">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table-cell table:style-name="ce8" table:formula="of:=[$'srmoveisatacadao (1)'.C1]+120" office:value-type="float" office:value="329" calcext:value-type="float">
            <text:p>329</text:p>
          </table:table-cell>
          <table:table-cell table:number-columns-repeated="2"/>
          <table:table-cell table:style-name="ce8" table:formula="of:=&quot;R$&quot; &amp; [$'srmoveisatacadao (1)'.C6] + 120" office:value-type="string" office:string-value="R$339" calcext:value-type="string">
            <text:p>R$339</text:p>
          </table:table-cell>
          <table:table-cell table:number-columns-repeated="2"/>
          <table:table-cell table:style-name="ce8" table:formula="of:=&quot;R$&quot; &amp; [$'srmoveisatacadao (1)'.C11] + 120" office:value-type="string" office:string-value="R$349" calcext:value-type="string">
            <text:p>R$349</text:p>
          </table:table-cell>
          <table:table-cell table:number-columns-repeated="2"/>
          <table:table-cell table:style-name="ce8" table:formula="of:=&quot;R$&quot; &amp; [$'srmoveisatacadao (1)'.C16] + 120" office:value-type="string" office:string-value="R$369" calcext:value-type="string">
            <text:p>R$369</text:p>
          </table:table-cell>
          <table:table-cell table:number-columns-repeated="2"/>
          <table:table-cell table:style-name="ce8" table:formula="of:=&quot;R$&quot; &amp; [$'srmoveisatacadao (1)'.C21] + 120" office:value-type="string" office:string-value="R$395" calcext:value-type="string">
            <text:p>R$395</text:p>
          </table:table-cell>
          <table:table-cell table:number-columns-repeated="1011"/>
        </table:table-row>
        <table:table-row table:style-name="ro1">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1011"/>
        </table:table-row>
        <table:table-row table:style-name="ro1">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1011"/>
        </table:table-row>
        <table:table-row table:style-name="ro1">
          <table:table-cell table:style-name="ce10" office:value-type="string" calcext:value-type="string">
            <text:p>1.png</text:p>
          </table:table-cell>
          <table:table-cell table:number-columns-repeated="2"/>
          <table:table-cell table:style-name="ce10" office:value-type="string" calcext:value-type="string">
            <text:p>6.png</text:p>
          </table:table-cell>
          <table:table-cell table:number-columns-repeated="2"/>
          <table:table-cell table:style-name="ce10" office:value-type="string" calcext:value-type="string">
            <text:p>11.png</text:p>
          </table:table-cell>
          <table:table-cell table:number-columns-repeated="2"/>
          <table:table-cell table:style-name="ce10" office:value-type="string" calcext:value-type="string">
            <text:p>16.png</text:p>
          </table:table-cell>
          <table:table-cell table:number-columns-repeated="2"/>
          <table:table-cell table:style-name="ce10" office:value-type="string" calcext:value-type="string">
            <text:p>21.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2.png</text:p>
          </table:table-cell>
          <table:table-cell table:number-columns-repeated="2"/>
          <table:table-cell table:style-name="ce10" office:value-type="string" calcext:value-type="string">
            <text:p>7.png</text:p>
          </table:table-cell>
          <table:table-cell table:number-columns-repeated="2"/>
          <table:table-cell table:style-name="ce10" office:value-type="string" calcext:value-type="string">
            <text:p>12.png</text:p>
          </table:table-cell>
          <table:table-cell table:number-columns-repeated="2"/>
          <table:table-cell table:style-name="ce10" office:value-type="string" calcext:value-type="string">
            <text:p>17.png</text:p>
          </table:table-cell>
          <table:table-cell table:number-columns-repeated="2"/>
          <table:table-cell table:style-name="ce10" office:value-type="string" calcext:value-type="string">
            <text:p>22.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3.png</text:p>
          </table:table-cell>
          <table:table-cell table:number-columns-repeated="2"/>
          <table:table-cell table:style-name="ce10" office:value-type="string" calcext:value-type="string">
            <text:p>8.png</text:p>
          </table:table-cell>
          <table:table-cell table:number-columns-repeated="2"/>
          <table:table-cell table:style-name="ce10" office:value-type="string" calcext:value-type="string">
            <text:p>13.png</text:p>
          </table:table-cell>
          <table:table-cell table:number-columns-repeated="2"/>
          <table:table-cell table:style-name="ce10" office:value-type="string" calcext:value-type="string">
            <text:p>18.png</text:p>
          </table:table-cell>
          <table:table-cell table:number-columns-repeated="2"/>
          <table:table-cell table:style-name="ce10" office:value-type="string" calcext:value-type="string">
            <text:p>23.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4.png</text:p>
          </table:table-cell>
          <table:table-cell table:number-columns-repeated="2"/>
          <table:table-cell table:style-name="ce10" office:value-type="string" calcext:value-type="string">
            <text:p>9.png</text:p>
          </table:table-cell>
          <table:table-cell table:number-columns-repeated="2"/>
          <table:table-cell table:style-name="ce10" office:value-type="string" calcext:value-type="string">
            <text:p>14.png</text:p>
          </table:table-cell>
          <table:table-cell table:number-columns-repeated="2"/>
          <table:table-cell table:style-name="ce10" office:value-type="string" calcext:value-type="string">
            <text:p>19.png</text:p>
          </table:table-cell>
          <table:table-cell table:number-columns-repeated="2"/>
          <table:table-cell table:style-name="ce10" office:value-type="string" calcext:value-type="string">
            <text:p>24.png</text:p>
          </table:table-cell>
          <table:table-cell table:number-columns-repeated="1011"/>
        </table:table-row>
        <table:table-row table:style-name="ro1">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1011"/>
        </table:table-row>
        <table:table-row table:style-name="ro4">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1011"/>
        </table:table-row>
        <table:table-row table:style-name="ro5">
          <table:table-cell table:style-name="ce11" table:formula="of:=[$'srmoveisatacadao (1)'.D1]" office:value-type="string" office:string-value="Bancada Suspensa Julia, Côr Fendi/Naturale, da Madetec - Medidas: Alt: 0,800m Larg 1,360m Prof: 0,340m, Estrutura 100% MDP de 15mm e 25mm, com 3 Prateiras para Objetos Decorativos e Bancada para Eletroeletrôncios. Ideal para TVs até 42 Polegada" calcext:value-type="string">
            <text:p>Bancada Suspensa Julia, Côr Fendi/Naturale, da Madetec - Medidas: Alt: 0,800m Larg 1,360m Prof: 0,340m, Estrutura 100% MDP de 15mm e 25mm, com 3 Prateiras para Objetos Decorativos e Bancada para Eletroeletrôncios. Ideal para TVs até 42 Polegada</text:p>
          </table:table-cell>
          <table:table-cell table:number-columns-repeated="2"/>
          <table:table-cell table:style-name="ce11" table:formula="of:=[$'srmoveisatacadao (1)'.D6]" office:value-type="string" office:string-value="Bancada Trento, Côr Canela, da Frade Movelaria, Medidas: Alt 67,5m Larg 1,50m Prof 37,5m, Em MDP, 1 Porta com dobradiças metálicas, 1 Porta Deslizante com Recortes a Laser 3D, Pés em 25mm, Estrutura da Base para Fisxação dos Pés em MDP 15mm, Para TVs até 60 Polegadas." calcext:value-type="string">
            <text:p>Bancada Trento, Côr Canela, da Frade Movelaria, Medidas: Alt 67,5m Larg 1,50m Prof 37,5m, Em MDP, 1 Porta com dobradiças metálicas, 1 Porta Deslizante com Recortes a Laser 3D, Pés em 25mm, Estrutura da Base para Fisxação dos Pés em MDP 15mm, Para TVs até 60 Polegadas.</text:p>
          </table:table-cell>
          <table:table-cell table:number-columns-repeated="2"/>
          <table:table-cell table:style-name="ce11" table:formula="of:=[$'srmoveisatacadao (1)'.D11]" office:value-type="string" office:string-value="Combo Bruno, Côr Fendi/Natuale, da Madetec,  Medidas: Bancada: Alt: 0,625m Larg: 1,060m Prof: 0,355m - Painel: Alt: 0,670m Larg: 1,060m Prof: 0,030m. Ambos 100% MDP em Chapas de 15 e 25mm, Bancada com Nichos para Eletroeletrônicos e Objetos Decorativos e Rodízios. Painel com Sistema Girofix. Ideal para TVs até 42 polegadas." calcext:value-type="string">
            <text:p>Combo Bruno, Côr Fendi/Natuale, da Madetec, <text:s/>Medidas: Bancada: Alt: 0,625m Larg: 1,060m Prof: 0,355m - Painel: Alt: 0,670m Larg: 1,060m Prof: 0,030m. Ambos 100% MDP em Chapas de 15 e 25mm, Bancada com Nichos para Eletroeletrônicos e Objetos Decorativos e Rodízios. Painel com Sistema Girofix. Ideal para TVs até 42 polegadas.</text:p>
          </table:table-cell>
          <table:table-cell table:number-columns-repeated="2"/>
          <table:table-cell table:style-name="ce15" table:formula="of:=[$'srmoveisatacadao (1)'.D16]" office:value-type="string" office:string-value="Bancada Suspensa Londres, Côr Carvalho Nobre/Off White, da Mobler, Medidas: Alt1,095m Larg 1,20m Prof 0,315m, Estrutura em MDP, Laterais em MDF com Frisos Decorativos, Nichos para Eletroeletrônicos, Prateleira de Vidro 4mm com Canto Arrendondado, Ideal para TVs até 48 polegadas." calcext:value-type="string">
            <text:p>Bancada Suspensa Londres, Côr Carvalho Nobre/Off White, da Mobler, Medidas: Alt1,095m Larg 1,20m Prof 0,315m, Estrutura em MDP, Laterais em MDF com Frisos Decorativos, Nichos para Eletroeletrônicos, Prateleira de Vidro 4mm com Canto Arrendondado, Ideal para TVs até 48 polegadas.</text:p>
          </table:table-cell>
          <table:table-cell table:number-columns-repeated="2"/>
          <table:table-cell table:style-name="ce11" table:formula="of:=[$'srmoveisatacadao (1)'.D21]" office:value-type="string" office:string-value="Bancada Istambul, Côr Canela, da Frade Movelaria, Medidas: Alt 0,705m Larg 1,60m Prof 038m, Em MDP, 2 Porta com Dobradiças Metálicas, Detalhes com Apliques Recortados a Laser, 3 Nichos para Eletroeletrônicos, Rodapé em MDF Usinado a Laser e Pés em 25mm. Para TVs até 65 polegadas." calcext:value-type="string">
            <text:p>Bancada Istambul, Côr Canela, da Frade Movelaria, Medidas: Alt 0,705m Larg 1,60m Prof 038m, Em MDP, 2 Porta com Dobradiças Metálicas, Detalhes com Apliques Recortados a Laser, 3 Nichos para Eletroeletrônicos, Rodapé em MDF Usinado a Laser e Pés em 25mm. Para TVs até 65 polegadas.</text:p>
          </table:table-cell>
          <table:table-cell table:number-columns-repeated="1011"/>
        </table:table-row>
        <table:table-row table:style-name="ro1">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6">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number-rows-repeated="3">
          <table:table-cell table:style-name="ce25"/>
          <table:table-cell table:number-columns-repeated="2"/>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5" table:formula="of:=[$'srmoveisatacadao (1)'.B26]" office:value-type="string" office:string-value="Bancada Bia Fendi.Naturale Madetec" calcext:value-type="string">
            <text:p>Bancada Bia Fendi.Naturale Madetec</text:p>
          </table:table-cell>
          <table:table-cell table:number-columns-repeated="2"/>
          <table:table-cell table:style-name="ce5" table:formula="of:=[$'srmoveisatacadao (1)'.B31]" office:value-type="string" office:string-value="Bancada Frizz 1.5 Fendi.Naturale Madetec" calcext:value-type="string">
            <text:p>Bancada Frizz 1.5 Fendi.Naturale Madetec</text:p>
          </table:table-cell>
          <table:table-cell table:number-columns-repeated="2"/>
          <table:table-cell table:style-name="ce5" table:formula="of:=[$'srmoveisatacadao (1)'.B36]" office:value-type="string" office:string-value="Bancada Boston Madero.Off White Mobler" calcext:value-type="string">
            <text:p>Bancada Boston Madero.Off White Mobler</text:p>
          </table:table-cell>
          <table:table-cell table:number-columns-repeated="2"/>
          <table:table-cell table:style-name="ce5" table:formula="of:=[$'srmoveisatacadao (1)'.B41]" office:value-type="string" office:string-value="Estante Poesia Noronha Grafite JCM" calcext:value-type="string">
            <text:p>Estante Poesia Noronha Grafite JCM</text:p>
          </table:table-cell>
          <table:table-cell table:number-columns-repeated="2"/>
          <table:table-cell table:style-name="ce5" table:formula="of:=[$'srmoveisatacadao (1)'.B46]" office:value-type="string" office:string-value="Bancada Aurora Griz.Carvalho Nobre DJ Moveis" calcext:value-type="string">
            <text:p>Bancada Aurora Griz.Carvalho Nobre DJ Moveis</text:p>
          </table:table-cell>
          <table:table-cell table:number-columns-repeated="1011"/>
        </table:table-row>
        <table:table-row table:style-name="ro1">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table-cell table:style-name="ce8" table:formula="of:=&quot;R$&quot; &amp; [$'srmoveisatacadao (1)'.C26] + 120" office:value-type="string" office:string-value="R$429" calcext:value-type="string">
            <text:p>R$429</text:p>
          </table:table-cell>
          <table:table-cell table:number-columns-repeated="2"/>
          <table:table-cell table:style-name="ce8" table:formula="of:=&quot;R$&quot; &amp; [$'srmoveisatacadao (1)'.C31] + 120" office:value-type="string" office:string-value="R$429" calcext:value-type="string">
            <text:p>R$429</text:p>
          </table:table-cell>
          <table:table-cell table:number-columns-repeated="2"/>
          <table:table-cell table:style-name="ce8" table:formula="of:=&quot;R$&quot; &amp; [$'srmoveisatacadao (1)'.C36] + 120" office:value-type="string" office:string-value="R$589" calcext:value-type="string">
            <text:p>R$589</text:p>
          </table:table-cell>
          <table:table-cell table:number-columns-repeated="2"/>
          <table:table-cell table:style-name="ce8" table:formula="of:=&quot;R$&quot; &amp; [$'srmoveisatacadao (1)'.C41] + 120" office:value-type="string" office:string-value="R$639" calcext:value-type="string">
            <text:p>R$639</text:p>
          </table:table-cell>
          <table:table-cell table:number-columns-repeated="2"/>
          <table:table-cell table:style-name="ce8" table:formula="of:=&quot;R$&quot; &amp; [$'srmoveisatacadao (1)'.C46] + 120" office:value-type="string" office:string-value="R$659" calcext:value-type="string">
            <text:p>R$659</text:p>
          </table:table-cell>
          <table:table-cell table:number-columns-repeated="1011"/>
        </table:table-row>
        <table:table-row table:style-name="ro1">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1011"/>
        </table:table-row>
        <table:table-row table:style-name="ro1">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1011"/>
        </table:table-row>
        <table:table-row table:style-name="ro1">
          <table:table-cell table:style-name="ce10" office:value-type="string" calcext:value-type="string">
            <text:p>26.png</text:p>
          </table:table-cell>
          <table:table-cell table:number-columns-repeated="2"/>
          <table:table-cell table:style-name="ce10" office:value-type="string" calcext:value-type="string">
            <text:p>31.png</text:p>
          </table:table-cell>
          <table:table-cell table:number-columns-repeated="2"/>
          <table:table-cell table:style-name="ce10" office:value-type="string" calcext:value-type="string">
            <text:p>36.png</text:p>
          </table:table-cell>
          <table:table-cell table:number-columns-repeated="2"/>
          <table:table-cell table:style-name="ce10" office:value-type="string" calcext:value-type="string">
            <text:p>41.png</text:p>
          </table:table-cell>
          <table:table-cell table:number-columns-repeated="2"/>
          <table:table-cell table:style-name="ce10" office:value-type="string" calcext:value-type="string">
            <text:p>46.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27.png</text:p>
          </table:table-cell>
          <table:table-cell table:number-columns-repeated="2"/>
          <table:table-cell table:style-name="ce10" office:value-type="string" calcext:value-type="string">
            <text:p>32.png</text:p>
          </table:table-cell>
          <table:table-cell table:number-columns-repeated="2"/>
          <table:table-cell table:style-name="ce10" office:value-type="string" calcext:value-type="string">
            <text:p>37.png</text:p>
          </table:table-cell>
          <table:table-cell table:number-columns-repeated="2"/>
          <table:table-cell table:style-name="ce10" office:value-type="string" calcext:value-type="string">
            <text:p>42.png</text:p>
          </table:table-cell>
          <table:table-cell table:number-columns-repeated="2"/>
          <table:table-cell table:style-name="ce10" office:value-type="string" calcext:value-type="string">
            <text:p>47.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28.png</text:p>
          </table:table-cell>
          <table:table-cell table:number-columns-repeated="2"/>
          <table:table-cell table:style-name="ce10" office:value-type="string" calcext:value-type="string">
            <text:p>33.png</text:p>
          </table:table-cell>
          <table:table-cell table:number-columns-repeated="2"/>
          <table:table-cell table:style-name="ce10" office:value-type="string" calcext:value-type="string">
            <text:p>38.png</text:p>
          </table:table-cell>
          <table:table-cell table:number-columns-repeated="2"/>
          <table:table-cell table:style-name="ce10" office:value-type="string" calcext:value-type="string">
            <text:p>43.png</text:p>
          </table:table-cell>
          <table:table-cell table:number-columns-repeated="2"/>
          <table:table-cell table:style-name="ce10" office:value-type="string" calcext:value-type="string">
            <text:p>48.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29.png</text:p>
          </table:table-cell>
          <table:table-cell table:number-columns-repeated="2"/>
          <table:table-cell table:style-name="ce10" office:value-type="string" calcext:value-type="string">
            <text:p>34.png</text:p>
          </table:table-cell>
          <table:table-cell table:number-columns-repeated="2"/>
          <table:table-cell table:style-name="ce10" office:value-type="string" calcext:value-type="string">
            <text:p>39.png</text:p>
          </table:table-cell>
          <table:table-cell table:number-columns-repeated="2"/>
          <table:table-cell table:style-name="ce10" office:value-type="string" calcext:value-type="string">
            <text:p>44.png</text:p>
          </table:table-cell>
          <table:table-cell table:number-columns-repeated="2"/>
          <table:table-cell table:style-name="ce10" office:value-type="string" calcext:value-type="string">
            <text:p>49.png</text:p>
          </table:table-cell>
          <table:table-cell table:number-columns-repeated="1011"/>
        </table:table-row>
        <table:table-row table:style-name="ro1">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1011"/>
        </table:table-row>
        <table:table-row table:style-name="ro4">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1011"/>
        </table:table-row>
        <table:table-row table:style-name="ro5">
          <table:table-cell table:style-name="ce11" table:formula="of:=[$'srmoveisatacadao (1)'.D26]" office:value-type="string" office:string-value="Bancada Bia, Côr Fendi/Naturale, da Madetec, Medidas: Alt: 0,595m Larg: 1,600m Prof: 0,365m, Estrutura 100% MDP Chapas de 15 e 40mm, possui Porta Basculante com Dobradiças Metálicas e Pistão a Gás, Nichos para Eletroeletronicos e Objetos, com 6 Rodízios e Sistema de Fixação com Girofix. Para TVs até 60 polegadas." calcext:value-type="string">
            <text:p>Bancada Bia, Côr Fendi/Naturale, da Madetec, Medidas: Alt: 0,595m Larg: 1,600m Prof: 0,365m, Estrutura 100% MDP Chapas de 15 e 40mm, possui Porta Basculante com Dobradiças Metálicas e Pistão a Gás, Nichos para Eletroeletronicos e Objetos, com 6 Rodízios e Sistema de Fixação com Girofix. Para TVs até 60 polegadas.</text:p>
          </table:table-cell>
          <table:table-cell table:number-columns-repeated="2"/>
          <table:table-cell table:style-name="ce11" table:formula="of:=[$'srmoveisatacadao (1)'.D31]" office:value-type="string" office:string-value="Bancada Frizz 1.5, côr Fendi/Naturale, da Madetec -  Medidas: Atl: 0,675m Larg: 1,500m Prof: 0,390m, Estrutura 100% MDP em Chapas de 15mm e 25mm, com 2 Portas Deslizantes Frisaqdas que se Sobrepõem, Prateleiras Internas, Pés Palitos e Sitema de Fixação Girofix, para TVs até 55 polegadas." calcext:value-type="string">
            <text:p>Bancada Frizz 1.5, côr Fendi/Naturale, da Madetec - <text:s/>Medidas: Atl: 0,675m Larg: 1,500m Prof: 0,390m, Estrutura 100% MDP em Chapas de 15mm e 25mm, com 2 Portas Deslizantes Frisaqdas que se Sobrepõem, Prateleiras Internas, Pés Palitos e Sitema de Fixação Girofix, para TVs até 55 polegadas.</text:p>
          </table:table-cell>
          <table:table-cell table:number-columns-repeated="2"/>
          <table:table-cell table:style-name="ce11" table:formula="of:=[$'srmoveisatacadao (1)'.D36]" office:value-type="string" office:string-value="Bancada Boston, Côr Madero/Off White, da Mobler, Medidas: Alt 0,57m Larg 2,00m Prof 0,383m, Estrutura 100% MDP, 2 Portas Basculates com Dobradiças Metálicas e Pistão a Gás, Tampo de Vidro 8mm, Nichos para Eletroeletrônicos, Rodízios ABS, Ideal para TVs até 65 Polegadas." calcext:value-type="string">
            <text:p>Bancada Boston, Côr Madero/Off White, da Mobler, Medidas: Alt 0,57m Larg 2,00m Prof 0,383m, Estrutura 100% MDP, 2 Portas Basculates com Dobradiças Metálicas e Pistão a Gás, Tampo de Vidro 8mm, Nichos para Eletroeletrônicos, Rodízios ABS, Ideal para TVs até 65 Polegadas.</text:p>
          </table:table-cell>
          <table:table-cell table:number-columns-repeated="2"/>
          <table:table-cell table:style-name="ce11" table:formula="of:=[$'srmoveisatacadao (1)'.D41]" office:value-type="string" office:string-value="Estante Poesia, Côr Noronha/Grafite, da JCM Movelaria, Medidas: Alt: 2,00m Larg 1,75m Prof 0,39m, com 2 portas com dobradiças de pressão, nichos para eletroetrônicos, prateleiras e pés PVC, para TVs até 50 polegadas." calcext:value-type="string">
            <text:p>Estante Poesia, Côr Noronha/Grafite, da JCM Movelaria, Medidas: Alt: 2,00m Larg 1,75m Prof 0,39m, com 2 portas com dobradiças de pressão, nichos para eletroetrônicos, prateleiras e pés PVC, para TVs até 50 polegadas.</text:p>
          </table:table-cell>
          <table:table-cell table:number-columns-repeated="2"/>
          <table:table-cell table:style-name="ce11" table:formula="of:=[$'srmoveisatacadao (1)'.D46]" office:value-type="string" office:string-value="Bancada Aurora, Côr Griz/Carvalho Nobre, da DJ Móveis, Medidas: Alt 0,59m Larg 1,80m Prof 0,357m, em MDP, com 4 portas de bater com apliques vazados que permitem a passagem do sinal dos aparelhos eletrônicos, dobradiças met´laicas, prateleiras internas e pés em MDF, para TVs até 70 polegadas." calcext:value-type="string">
            <text:p>Bancada Aurora, Côr Griz/Carvalho Nobre, da DJ Móveis, Medidas: Alt 0,59m Larg 1,80m Prof 0,357m, em MDP, com 4 portas de bater com apliques vazados que permitem a passagem do sinal dos aparelhos eletrônicos, dobradiças met´laicas, prateleiras internas e pés em MDF, para TVs até 70 polegadas.</text:p>
          </table:table-cell>
          <table:table-cell table:number-columns-repeated="1011"/>
        </table:table-row>
        <table:table-row table:style-name="ro1">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number-rows-repeated="4">
          <table:table-cell table:style-name="ce25"/>
          <table:table-cell table:number-columns-repeated="2"/>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5" table:formula="of:=[$'srmoveisatacadao (1)'.B51]" office:value-type="string" office:string-value="Bancada Susp Frizz Select Fendi.Naturale Madetec" calcext:value-type="string">
            <text:p>Bancada Susp Frizz Select Fendi.Naturale Madetec</text:p>
          </table:table-cell>
          <table:table-cell table:number-columns-repeated="2"/>
          <table:table-cell table:style-name="ce5" table:formula="of:=[$'srmoveisatacadao (1)'.B56]" office:value-type="string" office:string-value="Bancada Suspensa Lana 1.6 Fendi Naturale Madetec" calcext:value-type="string">
            <text:p>Bancada Suspensa Lana 1.6 Fendi Naturale Madetec</text:p>
          </table:table-cell>
          <table:table-cell table:number-columns-repeated="2"/>
          <table:table-cell table:style-name="ce5" table:formula="of:=[$'srmoveisatacadao (1)'.B61]" office:value-type="string" office:string-value="Bancada Suspensa Lana 1.8 Fendi.Naturale Madetec" calcext:value-type="string">
            <text:p>Bancada Suspensa Lana 1.8 Fendi.Naturale Madetec</text:p>
          </table:table-cell>
          <table:table-cell table:number-columns-repeated="2"/>
          <table:table-cell table:style-name="ce5" table:formula="of:=[$'srmoveisatacadao (1)'.B66]" office:value-type="string" office:string-value="Home Atlanta" calcext:value-type="string">
            <text:p>Home Atlanta</text:p>
          </table:table-cell>
          <table:table-cell table:number-columns-repeated="2"/>
          <table:table-cell table:style-name="ce5" table:formula="of:=[$'srmoveisatacadao (1)'.B71]" office:value-type="string" office:string-value="Home Brasil Candian" calcext:value-type="string">
            <text:p>Home Brasil Candian</text:p>
          </table:table-cell>
          <table:table-cell table:number-columns-repeated="1011"/>
        </table:table-row>
        <table:table-row table:style-name="ro1">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table-cell table:style-name="ce8" table:formula="of:=&quot;R$&quot; &amp; [$'srmoveisatacadao (1)'.C51] + 120" office:value-type="string" office:string-value="R$659" calcext:value-type="string">
            <text:p>R$659</text:p>
          </table:table-cell>
          <table:table-cell table:number-columns-repeated="2"/>
          <table:table-cell table:style-name="ce8" table:formula="of:=&quot;R$&quot; &amp; [$'srmoveisatacadao (1)'.C56] + 120" office:value-type="string" office:string-value="R$659" calcext:value-type="string">
            <text:p>R$659</text:p>
          </table:table-cell>
          <table:table-cell table:number-columns-repeated="2"/>
          <table:table-cell table:style-name="ce8" table:formula="of:=&quot;R$&quot; &amp; [$'srmoveisatacadao (1)'.C61] + 120" office:value-type="string" office:string-value="R$719" calcext:value-type="string">
            <text:p>R$719</text:p>
          </table:table-cell>
          <table:table-cell table:number-columns-repeated="2"/>
          <table:table-cell table:style-name="ce8" table:formula="of:=&quot;R$&quot; &amp; [$'srmoveisatacadao (1)'.C66] + 120" office:value-type="string" office:string-value="R$789" calcext:value-type="string">
            <text:p>R$789</text:p>
          </table:table-cell>
          <table:table-cell table:number-columns-repeated="2"/>
          <table:table-cell table:style-name="ce8" table:formula="of:=&quot;R$&quot; &amp; [$'srmoveisatacadao (1)'.C71] + 120" office:value-type="string" office:string-value="R$800" calcext:value-type="string">
            <text:p>R$800</text:p>
          </table:table-cell>
          <table:table-cell table:number-columns-repeated="1011"/>
        </table:table-row>
        <table:table-row table:style-name="ro1">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1011"/>
        </table:table-row>
        <table:table-row table:style-name="ro1">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1011"/>
        </table:table-row>
        <table:table-row table:style-name="ro1">
          <table:table-cell table:style-name="ce10" office:value-type="string" calcext:value-type="string">
            <text:p>51.png</text:p>
          </table:table-cell>
          <table:table-cell table:number-columns-repeated="2"/>
          <table:table-cell table:style-name="ce10" office:value-type="string" calcext:value-type="string">
            <text:p>56.png</text:p>
          </table:table-cell>
          <table:table-cell table:number-columns-repeated="2"/>
          <table:table-cell table:style-name="ce10" office:value-type="string" calcext:value-type="string">
            <text:p>61.png</text:p>
          </table:table-cell>
          <table:table-cell table:number-columns-repeated="2"/>
          <table:table-cell table:style-name="ce10" office:value-type="string" calcext:value-type="string">
            <text:p>66.png</text:p>
          </table:table-cell>
          <table:table-cell table:number-columns-repeated="2"/>
          <table:table-cell table:style-name="ce10" office:value-type="string" calcext:value-type="string">
            <text:p>71.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52.png</text:p>
          </table:table-cell>
          <table:table-cell table:number-columns-repeated="2"/>
          <table:table-cell table:style-name="ce10" office:value-type="string" calcext:value-type="string">
            <text:p>57.png</text:p>
          </table:table-cell>
          <table:table-cell table:number-columns-repeated="2"/>
          <table:table-cell table:style-name="ce10" office:value-type="string" calcext:value-type="string">
            <text:p>62.png</text:p>
          </table:table-cell>
          <table:table-cell table:number-columns-repeated="2"/>
          <table:table-cell table:style-name="ce10" office:value-type="string" calcext:value-type="string">
            <text:p>67.png</text:p>
          </table:table-cell>
          <table:table-cell table:number-columns-repeated="2"/>
          <table:table-cell table:style-name="ce10" office:value-type="string" calcext:value-type="string">
            <text:p>72.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53.png</text:p>
          </table:table-cell>
          <table:table-cell table:number-columns-repeated="2"/>
          <table:table-cell table:style-name="ce10" office:value-type="string" calcext:value-type="string">
            <text:p>58.png</text:p>
          </table:table-cell>
          <table:table-cell table:number-columns-repeated="2"/>
          <table:table-cell table:style-name="ce10" office:value-type="string" calcext:value-type="string">
            <text:p>63.png</text:p>
          </table:table-cell>
          <table:table-cell table:number-columns-repeated="2"/>
          <table:table-cell table:style-name="ce10" office:value-type="string" calcext:value-type="string">
            <text:p>68.png</text:p>
          </table:table-cell>
          <table:table-cell table:number-columns-repeated="2"/>
          <table:table-cell table:style-name="ce10" office:value-type="string" calcext:value-type="string">
            <text:p>73.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54.png</text:p>
          </table:table-cell>
          <table:table-cell table:number-columns-repeated="2"/>
          <table:table-cell table:style-name="ce10" office:value-type="string" calcext:value-type="string">
            <text:p>59.png</text:p>
          </table:table-cell>
          <table:table-cell table:number-columns-repeated="2"/>
          <table:table-cell table:style-name="ce10" office:value-type="string" calcext:value-type="string">
            <text:p>64.png</text:p>
          </table:table-cell>
          <table:table-cell table:number-columns-repeated="2"/>
          <table:table-cell table:style-name="ce10" office:value-type="string" calcext:value-type="string">
            <text:p>69.png</text:p>
          </table:table-cell>
          <table:table-cell table:number-columns-repeated="2"/>
          <table:table-cell table:style-name="ce10" office:value-type="string" calcext:value-type="string">
            <text:p>74.png</text:p>
          </table:table-cell>
          <table:table-cell table:number-columns-repeated="1011"/>
        </table:table-row>
        <table:table-row table:style-name="ro1">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1011"/>
        </table:table-row>
        <table:table-row table:style-name="ro4">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1011"/>
        </table:table-row>
        <table:table-row table:style-name="ro7">
          <table:table-cell table:style-name="ce11" table:formula="of:=[$'srmoveisatacadao (1)'.D51]" office:value-type="string" office:string-value="Bancada Suspensa Frizz Select, Côr Fendi/Naturale, da Madetec, Medidas: Alt: 1,350m Larg: 1,600m Prof.: 0,370m, Estrutura 100% MDP em Chapas 15mm e 25mm, com Portas Deslizantes que se Sobrepõem, Prateleiras de Vidro de 6mm e Luminárias de LED, com Sistema de Fixação com Girofix. Para TVs de até 50 polegadas." calcext:value-type="string">
            <text:p>Bancada Suspensa Frizz Select, Côr Fendi/Naturale, da Madetec, Medidas: Alt: 1,350m Larg: 1,600m Prof.: 0,370m, Estrutura 100% MDP em Chapas 15mm e 25mm, com Portas Deslizantes que se Sobrepõem, Prateleiras de Vidro de 6mm e Luminárias de LED, com Sistema de Fixação com Girofix. Para TVs de até 50 polegadas.</text:p>
          </table:table-cell>
          <table:table-cell table:number-columns-repeated="2"/>
          <table:table-cell table:style-name="ce11" table:formula="of:=[$'srmoveisatacadao (1)'.D56]" office:value-type="string" office:string-value="Bancada Suspensa Lana 1.6, Côr Fendi/Naturale, da Madetec, Medidas: Alt: 1,560m Larg: 1,600m Prof: 0,33m, Estrutura 100% MDP em Chapas de 15mm, 25mm e 40mm,  com Portas Basculantes com Dobradiças Metálicas, Prateleira, Luminárias de LED e Sistema de Fixação Girofix. Para TVs até 60 Polegadas." calcext:value-type="string">
            <text:p>Bancada Suspensa Lana 1.6, Côr Fendi/Naturale, da Madetec, Medidas: Alt: 1,560m Larg: 1,600m Prof: 0,33m, Estrutura 100% MDP em Chapas de 15mm, 25mm e 40mm, <text:s/>com Portas Basculantes com Dobradiças Metálicas, Prateleira, Luminárias de LED e Sistema de Fixação Girofix. Para TVs até 60 Polegadas.</text:p>
          </table:table-cell>
          <table:table-cell table:number-columns-repeated="2"/>
          <table:table-cell table:style-name="ce11" table:formula="of:=[$'srmoveisatacadao (1)'.D61]" office:value-type="string" office:string-value="Bancada Suspensa Lana 1.8, Côr Fendi/Naturale, da Madetec, Medidas: Alt: 1,560m Larg: 1,82m Prof: 0,34m, Estrutura 100% MDP em Chapas de 15mm, 25mm e 40mm,  com Portas Basculantes com Dobradiças Metálicas, Prateleira, Luminárias de LED e Sistema de Fixação Girofix. Para TVs até 60 Polegadas." calcext:value-type="string">
            <text:p>Bancada Suspensa Lana 1.8, Côr Fendi/Naturale, da Madetec, Medidas: Alt: 1,560m Larg: 1,82m Prof: 0,34m, Estrutura 100% MDP em Chapas de 15mm, 25mm e 40mm, <text:s/>com Portas Basculantes com Dobradiças Metálicas, Prateleira, Luminárias de LED e Sistema de Fixação Girofix. Para TVs até 60 Polegadas.</text:p>
          </table:table-cell>
          <table:table-cell table:number-columns-repeated="2"/>
          <table:table-cell table:style-name="ce11" table:formula="of:=[$'srmoveisatacadao (1)'.D66]" office:value-type="string" office:string-value="Home Atlanta, Côr Freijó/Off White, da Mobler, Medidas: Alt 1,935m Larg 1,802m Prof 0,36m, com pergolado com 2 luminárias de led, 2 portas basculantes, prateleira de vidro, tampo de 40mm, apliques volumétricos nas portas, para TVs até 63&quot; polegadas." calcext:value-type="string">
            <text:p>Home Atlanta, Côr Freijó/Off White, da Mobler, Medidas: Alt 1,935m Larg 1,802m Prof 0,36m, com pergolado com 2 luminárias de led, 2 portas basculantes, prateleira de vidro, tampo de 40mm, apliques volumétricos nas portas, para TVs até 63" polegadas.</text:p>
          </table:table-cell>
          <table:table-cell table:number-columns-repeated="2"/>
          <table:table-cell table:style-name="ce11" table:formula="of:=[$'srmoveisatacadao (1)'.D71]" office:value-type="string" office:string-value="Home Brasil Candian, Côr Cacau, da JCM Móveis, Medidas: Alt: 1,83m Larg: 1,80m Prof: 0,44m, com prateleiras em vidro, espelhos, luminária em LED, portas com dobradiças de pressão, rodízios embutidos, painel giratório. Para TVs até 55 polegadas" calcext:value-type="string">
            <text:p>Home Brasil Candian, Côr Cacau, da JCM Móveis, Medidas: Alt: 1,83m Larg: 1,80m Prof: 0,44m, com prateleiras em vidro, espelhos, luminária em LED, portas com dobradiças de pressão, rodízios embutidos, painel giratório. Para TVs até 55 polegadas</text:p>
          </table:table-cell>
          <table:table-cell table:number-columns-repeated="1011"/>
        </table:table-row>
        <table:table-row table:style-name="ro1">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number-rows-repeated="4">
          <table:table-cell table:style-name="ce25"/>
          <table:table-cell table:number-columns-repeated="2"/>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5" table:formula="of:=[$'srmoveisatacadao (1)'.B76]" office:value-type="string" office:string-value="Bancada Susp Frizz Supreme Fendi.Naturale Madetec" calcext:value-type="string">
            <text:p>Bancada Susp Frizz Supreme Fendi.Naturale Madetec</text:p>
          </table:table-cell>
          <table:table-cell table:number-columns-repeated="2"/>
          <table:table-cell table:style-name="ce5" table:formula="of:=[$'srmoveisatacadao (1)'.B81]" office:value-type="string" office:string-value="Composicao Frizz Fendi.Naturale Madetec" calcext:value-type="string">
            <text:p>Composicao Frizz Fendi.Naturale Madetec</text:p>
          </table:table-cell>
          <table:table-cell table:number-columns-repeated="2"/>
          <table:table-cell table:style-name="ce5" table:formula="of:=[$'srmoveisatacadao (1)'.B86]" office:value-type="string" office:string-value="Home Afeto Candian" calcext:value-type="string">
            <text:p>Home Afeto Candian</text:p>
          </table:table-cell>
          <table:table-cell table:number-columns-repeated="2"/>
          <table:table-cell table:style-name="ce5" table:formula="of:=[$'srmoveisatacadao (1)'.B91]" office:value-type="string" office:string-value="Estante Frizz Fendi.Naturale Madetec" calcext:value-type="string">
            <text:p>Estante Frizz Fendi.Naturale Madetec</text:p>
          </table:table-cell>
          <table:table-cell table:number-columns-repeated="2"/>
          <table:table-cell table:style-name="ce5" table:formula="of:=[$'srmoveisatacadao (1)'.B96]" office:value-type="float" office:value="0" calcext:value-type="float">
            <text:p>0</text:p>
          </table:table-cell>
          <table:table-cell table:number-columns-repeated="1011"/>
        </table:table-row>
        <table:table-row table:style-name="ro1">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table-cell table:style-name="ce8" table:formula="of:=&quot;R$&quot; &amp; [$'srmoveisatacadao (1)'.C76] + 120" office:value-type="string" office:string-value="R$815" calcext:value-type="string">
            <text:p>R$815</text:p>
          </table:table-cell>
          <table:table-cell table:number-columns-repeated="2"/>
          <table:table-cell table:style-name="ce8" table:formula="of:=&quot;R$&quot; &amp; [$'srmoveisatacadao (1)'.C81] + 120" office:value-type="string" office:string-value="R$825" calcext:value-type="string">
            <text:p>R$825</text:p>
          </table:table-cell>
          <table:table-cell table:number-columns-repeated="2"/>
          <table:table-cell table:style-name="ce8" table:formula="of:=&quot;R$&quot; &amp; [$'srmoveisatacadao (1)'.C86] + 120" office:value-type="string" office:string-value="R$945" calcext:value-type="string">
            <text:p>R$945</text:p>
          </table:table-cell>
          <table:table-cell table:number-columns-repeated="2"/>
          <table:table-cell table:style-name="ce8" table:formula="of:=&quot;R$&quot; &amp; [$'srmoveisatacadao (1)'.C91] + 120" office:value-type="string" office:string-value="R$1019" calcext:value-type="string">
            <text:p>R$1019</text:p>
          </table:table-cell>
          <table:table-cell table:number-columns-repeated="2"/>
          <table:table-cell table:style-name="ce8" table:formula="of:=&quot;R$&quot; &amp; [$'srmoveisatacadao (1)'.C96] + 120" office:value-type="string" office:string-value="R$120" calcext:value-type="string">
            <text:p>R$120</text:p>
          </table:table-cell>
          <table:table-cell table:number-columns-repeated="1011"/>
        </table:table-row>
        <table:table-row table:style-name="ro1">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1011"/>
        </table:table-row>
        <table:table-row table:style-name="ro1">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1011"/>
        </table:table-row>
        <table:table-row table:style-name="ro1">
          <table:table-cell table:style-name="ce10" office:value-type="string" calcext:value-type="string">
            <text:p>76.png</text:p>
          </table:table-cell>
          <table:table-cell table:number-columns-repeated="2"/>
          <table:table-cell table:style-name="ce10" office:value-type="string" calcext:value-type="string">
            <text:p>81.png</text:p>
          </table:table-cell>
          <table:table-cell table:number-columns-repeated="2"/>
          <table:table-cell table:style-name="ce10" office:value-type="string" calcext:value-type="string">
            <text:p>86.png</text:p>
          </table:table-cell>
          <table:table-cell table:number-columns-repeated="2"/>
          <table:table-cell table:style-name="ce10" office:value-type="string" calcext:value-type="string">
            <text:p>91.png</text:p>
          </table:table-cell>
          <table:table-cell table:number-columns-repeated="2"/>
          <table:table-cell table:style-name="ce30" office:value-type="string" calcext:value-type="string">
            <text:p>96.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77.png</text:p>
          </table:table-cell>
          <table:table-cell table:number-columns-repeated="2"/>
          <table:table-cell table:style-name="ce10" office:value-type="string" calcext:value-type="string">
            <text:p>82.png</text:p>
          </table:table-cell>
          <table:table-cell table:number-columns-repeated="2"/>
          <table:table-cell table:style-name="ce10" office:value-type="string" calcext:value-type="string">
            <text:p>87.png</text:p>
          </table:table-cell>
          <table:table-cell table:number-columns-repeated="2"/>
          <table:table-cell table:style-name="ce10" office:value-type="string" calcext:value-type="string">
            <text:p>92.png</text:p>
          </table:table-cell>
          <table:table-cell table:number-columns-repeated="2"/>
          <table:table-cell table:style-name="ce30" office:value-type="string" calcext:value-type="string">
            <text:p>97.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78.png</text:p>
          </table:table-cell>
          <table:table-cell table:number-columns-repeated="2"/>
          <table:table-cell table:style-name="ce10" office:value-type="string" calcext:value-type="string">
            <text:p>83.png</text:p>
          </table:table-cell>
          <table:table-cell table:number-columns-repeated="2"/>
          <table:table-cell table:style-name="ce10" office:value-type="string" calcext:value-type="string">
            <text:p>88.png</text:p>
          </table:table-cell>
          <table:table-cell table:number-columns-repeated="2"/>
          <table:table-cell table:style-name="ce10" office:value-type="string" calcext:value-type="string">
            <text:p>93.png</text:p>
          </table:table-cell>
          <table:table-cell table:number-columns-repeated="2"/>
          <table:table-cell table:style-name="ce30" office:value-type="string" calcext:value-type="string">
            <text:p>98.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10" office:value-type="string" calcext:value-type="string">
            <text:p>79.png</text:p>
          </table:table-cell>
          <table:table-cell table:number-columns-repeated="2"/>
          <table:table-cell table:style-name="ce10" office:value-type="string" calcext:value-type="string">
            <text:p>84.png</text:p>
          </table:table-cell>
          <table:table-cell table:number-columns-repeated="2"/>
          <table:table-cell table:style-name="ce10" office:value-type="string" calcext:value-type="string">
            <text:p>89.png</text:p>
          </table:table-cell>
          <table:table-cell table:number-columns-repeated="2"/>
          <table:table-cell table:style-name="ce10" office:value-type="string" calcext:value-type="string">
            <text:p>94.png</text:p>
          </table:table-cell>
          <table:table-cell table:number-columns-repeated="2"/>
          <table:table-cell table:style-name="ce30" office:value-type="string" calcext:value-type="string">
            <text:p>99.png</text:p>
          </table:table-cell>
          <table:table-cell table:number-columns-repeated="1011"/>
        </table:table-row>
        <table:table-row table:style-name="ro1">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1011"/>
        </table:table-row>
        <table:table-row table:style-name="ro4">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1011"/>
        </table:table-row>
        <table:table-row table:style-name="ro1">
          <table:table-cell table:style-name="ce11" table:formula="of:=[$'srmoveisatacadao (1)'.D76]" office:value-type="string" office:string-value="Bancada Suspensa Frizz Supreme, Côr Fendi/Naturale, da Madetec - Medidas: Alt: 1,62m Larg: 1,82m Prof: 0,375m, Estrutura 100% MDP com Portas Deslizantes que sobrepõem, Prateleiras de Vidro de 5mm, Luminária de LED e Sistema de Fixação com Girofix, para TVs de até 55 Polegadas." calcext:value-type="string">
            <text:p>Bancada Suspensa Frizz Supreme, Côr Fendi/Naturale, da Madetec - Medidas: Alt: 1,62m Larg: 1,82m Prof: 0,375m, Estrutura 100% MDP com Portas Deslizantes que sobrepõem, Prateleiras de Vidro de 5mm, Luminária de LED e Sistema de Fixação com Girofix, para TVs de até 55 Polegadas.</text:p>
          </table:table-cell>
          <table:table-cell table:number-columns-repeated="2"/>
          <table:table-cell table:style-name="ce11" table:formula="of:=[$'srmoveisatacadao (1)'.D81]" office:value-type="string" office:string-value="Composição Frizz, Côr Fendi/Naturale, da Madetec - Medidas: Alt: 1,155m Larg: 1,820m Prof: 0,195m, Estrutura 100% MDP em Chapas de 15, 25, e 40mm, com Portas Deslizantes que se sobrepõem, Prateleiras, Luminárias de LED, Nichos para Eletroeletrônicos e Objetos Decorativos, Rodízios de Silicone, Sistema de Fixação Girofix, Ideal para TVs de até 65 Polegadas." calcext:value-type="string">
            <text:p>Composição Frizz, Côr Fendi/Naturale, da Madetec - Medidas: Alt: 1,155m Larg: 1,820m Prof: 0,195m, Estrutura 100% MDP em Chapas de 15, 25, e 40mm, com Portas Deslizantes que se sobrepõem, Prateleiras, Luminárias de LED, Nichos para Eletroeletrônicos e Objetos Decorativos, Rodízios de Silicone, Sistema de Fixação Girofix, Ideal para TVs de até 65 Polegadas.</text:p>
          </table:table-cell>
          <table:table-cell table:number-columns-repeated="2"/>
          <table:table-cell table:style-name="ce11" table:formula="of:=[$'srmoveisatacadao (1)'.D86]" office:value-type="string" office:string-value="Home Afeto Candian, Côr Noronha, da JCM Movelaria, Medidas: A 1,94m L 2,00m P 0,42m, Estrutura 100% MDP de 15mm, Tampo de 40mm, 2 Portas de Bater com Dobradiças de Pressão, 2 Gavetas com Corrediças Telescópicas, 3 Prateleiras sendo 2 com Detalhes Ripados no Fundo, 2 Nichos para Eletroeletrônicos, Tubo Metálico Decorativo, Luminárias em LED, Acompanha Suporte, Ideal para TVs até 65 Polegadas." calcext:value-type="string">
            <text:p>Home Afeto Candian, Côr Noronha, da JCM Movelaria, Medidas: A 1,94m L 2,00m P 0,42m, Estrutura 100% MDP de 15mm, Tampo de 40mm, 2 Portas de Bater com Dobradiças de Pressão, 2 Gavetas com Corrediças Telescópicas, 3 Prateleiras sendo 2 com Detalhes Ripados no Fundo, 2 Nichos para Eletroeletrônicos, Tubo Metálico Decorativo, Luminárias em LED, Acompanha Suporte, Ideal para TVs até 65 Polegadas.</text:p>
          </table:table-cell>
          <table:table-cell table:number-columns-repeated="2"/>
          <table:table-cell table:style-name="ce11" table:formula="of:=[$'srmoveisatacadao (1)'.D91]" office:value-type="string" office:string-value="Estante Frizz, Côr Fendi/Naturale, da Madetec - Medidas Alt: 1,905m Larg: 2,00m Prof: 0,425m, Estrutura 100% MDPde 15mm e 25mm, 2 Portas Frisadas Deslizantes que se Sobrepõem, 4 Prateleiras, 3 de Vidro, Nichos Para Eletroeletrônicos, Espelho e Luminárias em LED e com Sitema de fixação com girofix, para TVs de até 50 polegadas." calcext:value-type="string">
            <text:p>Estante Frizz, Côr Fendi/Naturale, da Madetec - Medidas Alt: 1,905m Larg: 2,00m Prof: 0,425m, Estrutura 100% MDPde 15mm e 25mm, 2 Portas Frisadas Deslizantes que se Sobrepõem, 4 Prateleiras, 3 de Vidro, Nichos Para Eletroeletrônicos, Espelho e Luminárias em LED e com Sitema de fixação com girofix, para TVs de até 50 polegadas.</text:p>
          </table:table-cell>
          <table:table-cell table:number-columns-repeated="2"/>
          <table:table-cell table:style-name="ce11" table:formula="of:=[$'srmoveisatacadao (1)'.D96]" office:value-type="float" office:value="0" calcext:value-type="float">
            <text:p>0</text:p>
          </table:table-cell>
          <table:table-cell table:number-columns-repeated="1011"/>
        </table:table-row>
        <table:table-row table:style-name="ro1">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number-rows-repeated="4">
          <table:table-cell table:style-name="ce25"/>
          <table:table-cell table:number-columns-repeated="2"/>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5" table:formula="of:=[$'srmoveisatacadao (1)'.B101]" office:value-type="float" office:value="0" calcext:value-type="float">
            <text:p>0</text:p>
          </table:table-cell>
          <table:table-cell table:number-columns-repeated="2"/>
          <table:table-cell table:style-name="ce5" table:formula="of:=[$'srmoveisatacadao (1)'.B106]" office:value-type="float" office:value="0" calcext:value-type="float">
            <text:p>0</text:p>
          </table:table-cell>
          <table:table-cell table:number-columns-repeated="2"/>
          <table:table-cell table:style-name="ce5" table:formula="of:=[$'srmoveisatacadao (1)'.B111]" office:value-type="float" office:value="0" calcext:value-type="float">
            <text:p>0</text:p>
          </table:table-cell>
          <table:table-cell table:number-columns-repeated="2"/>
          <table:table-cell table:style-name="ce5" table:formula="of:=[$'srmoveisatacadao (1)'.B116]" office:value-type="float" office:value="0" calcext:value-type="float">
            <text:p>0</text:p>
          </table:table-cell>
          <table:table-cell table:number-columns-repeated="2"/>
          <table:table-cell table:style-name="ce5" table:formula="of:=[$'srmoveisatacadao (1)'.B121]" office:value-type="float" office:value="0" calcext:value-type="float">
            <text:p>0</text:p>
          </table:table-cell>
          <table:table-cell table:number-columns-repeated="1011"/>
        </table:table-row>
        <table:table-row table:style-name="ro1">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2"/>
          <table:table-cell table:style-name="ce6"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table-cell table:style-name="ce8" table:formula="of:=&quot;R$&quot; &amp; [$'srmoveisatacadao (1)'.C101] + 120" office:value-type="string" office:string-value="R$120" calcext:value-type="string">
            <text:p>R$120</text:p>
          </table:table-cell>
          <table:table-cell table:number-columns-repeated="2"/>
          <table:table-cell table:style-name="ce8" table:formula="of:=&quot;R$&quot; &amp; [$'srmoveisatacadao (1)'.C106] + 120" office:value-type="string" office:string-value="R$120" calcext:value-type="string">
            <text:p>R$120</text:p>
          </table:table-cell>
          <table:table-cell table:number-columns-repeated="2"/>
          <table:table-cell table:style-name="ce8" table:formula="of:=&quot;R$&quot; &amp; [$'srmoveisatacadao (1)'.C111] + 120" office:value-type="string" office:string-value="R$120" calcext:value-type="string">
            <text:p>R$120</text:p>
          </table:table-cell>
          <table:table-cell table:number-columns-repeated="2"/>
          <table:table-cell table:style-name="ce8" table:formula="of:=&quot;R$&quot; &amp; [$'srmoveisatacadao (1)'.C116] + 120" office:value-type="string" office:string-value="R$120" calcext:value-type="string">
            <text:p>R$120</text:p>
          </table:table-cell>
          <table:table-cell table:number-columns-repeated="2"/>
          <table:table-cell table:style-name="ce8" table:formula="of:=&quot;R$&quot; &amp; [$'srmoveisatacadao (1)'.C121] + 120" office:value-type="string" office:string-value="R$120" calcext:value-type="string">
            <text:p>R$120</text:p>
          </table:table-cell>
          <table:table-cell table:number-columns-repeated="1011"/>
        </table:table-row>
        <table:table-row table:style-name="ro1">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2"/>
          <table:table-cell table:style-name="ce18" office:value-type="string" calcext:value-type="string" table:number-columns-spanned="1" table:number-rows-spanned="2">
            <text:p>&lt;br&gt; <text:s/> EM ATÉ 3 x SEM JUROS   &lt;/p&gt;  &lt;!-- fotos --&gt;    &lt;div&gt;                                &lt;img src=" </text:p>
          </table:table-cell>
          <table:table-cell table:number-columns-repeated="1011"/>
        </table:table-row>
        <table:table-row table:style-name="ro1">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2"/>
          <table:covered-table-cell table:style-name="ce20"/>
          <table:table-cell table:number-columns-repeated="1011"/>
        </table:table-row>
        <table:table-row table:style-name="ro1">
          <table:table-cell table:style-name="ce26" office:value-type="string" calcext:value-type="string">
            <text:p>101.png</text:p>
          </table:table-cell>
          <table:table-cell table:number-columns-repeated="2"/>
          <table:table-cell table:style-name="ce26" office:value-type="string" calcext:value-type="string">
            <text:p>106.png</text:p>
          </table:table-cell>
          <table:table-cell table:number-columns-repeated="2"/>
          <table:table-cell table:style-name="ce26" office:value-type="string" calcext:value-type="string">
            <text:p>111.png</text:p>
          </table:table-cell>
          <table:table-cell table:number-columns-repeated="2"/>
          <table:table-cell table:style-name="ce26" office:value-type="string" calcext:value-type="string">
            <text:p>116.png</text:p>
          </table:table-cell>
          <table:table-cell table:number-columns-repeated="2"/>
          <table:table-cell table:style-name="ce26" office:value-type="string" calcext:value-type="string">
            <text:p>121.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26" office:value-type="string" calcext:value-type="string">
            <text:p>102.png</text:p>
          </table:table-cell>
          <table:table-cell table:number-columns-repeated="2"/>
          <table:table-cell table:style-name="ce26" office:value-type="string" calcext:value-type="string">
            <text:p>107.png</text:p>
          </table:table-cell>
          <table:table-cell table:number-columns-repeated="2"/>
          <table:table-cell table:style-name="ce26" office:value-type="string" calcext:value-type="string">
            <text:p>112.png</text:p>
          </table:table-cell>
          <table:table-cell table:number-columns-repeated="2"/>
          <table:table-cell table:style-name="ce26" office:value-type="string" calcext:value-type="string">
            <text:p>117.png</text:p>
          </table:table-cell>
          <table:table-cell table:style-name="ce26"/>
          <table:table-cell/>
          <table:table-cell table:style-name="ce26" office:value-type="string" calcext:value-type="string">
            <text:p>122.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26" office:value-type="string" calcext:value-type="string">
            <text:p>103.png</text:p>
          </table:table-cell>
          <table:table-cell table:number-columns-repeated="2"/>
          <table:table-cell table:style-name="ce26" office:value-type="string" calcext:value-type="string">
            <text:p>108.png</text:p>
          </table:table-cell>
          <table:table-cell table:number-columns-repeated="2"/>
          <table:table-cell table:style-name="ce26" office:value-type="string" calcext:value-type="string">
            <text:p>113.png</text:p>
          </table:table-cell>
          <table:table-cell table:number-columns-repeated="2"/>
          <table:table-cell table:style-name="ce26" office:value-type="string" calcext:value-type="string">
            <text:p>118.png</text:p>
          </table:table-cell>
          <table:table-cell table:number-columns-repeated="2"/>
          <table:table-cell table:style-name="ce26" office:value-type="string" calcext:value-type="string">
            <text:p>123.png</text:p>
          </table:table-cell>
          <table:table-cell table:number-columns-repeated="1011"/>
        </table:table-row>
        <table:table-row table:style-name="ro1">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2"/>
          <table:table-cell table:style-name="ce13" office:value-type="string" calcext:value-type="string">
            <text:p>" alt="" class="aumen"&gt; &lt;img src=" </text:p>
          </table:table-cell>
          <table:table-cell table:number-columns-repeated="1011"/>
        </table:table-row>
        <table:table-row table:style-name="ro1">
          <table:table-cell table:style-name="ce26" office:value-type="string" calcext:value-type="string">
            <text:p>104.png</text:p>
          </table:table-cell>
          <table:table-cell table:number-columns-repeated="2"/>
          <table:table-cell table:style-name="ce26" office:value-type="string" calcext:value-type="string">
            <text:p>109.png</text:p>
          </table:table-cell>
          <table:table-cell table:number-columns-repeated="2"/>
          <table:table-cell table:style-name="ce26" office:value-type="string" calcext:value-type="string">
            <text:p>114.png</text:p>
          </table:table-cell>
          <table:table-cell table:number-columns-repeated="2"/>
          <table:table-cell table:style-name="ce26" office:value-type="string" calcext:value-type="string">
            <text:p>119.png</text:p>
          </table:table-cell>
          <table:table-cell table:number-columns-repeated="2"/>
          <table:table-cell table:style-name="ce26" office:value-type="string" calcext:value-type="string">
            <text:p>124.png</text:p>
          </table:table-cell>
          <table:table-cell table:number-columns-repeated="1011"/>
        </table:table-row>
        <table:table-row table:style-name="ro1">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2"/>
          <table:table-cell table:style-name="ce13" office:value-type="string" calcext:value-type="string">
            <text:p>" alt="" class="aumen"&gt; </text:p>
          </table:table-cell>
          <table:table-cell table:number-columns-repeated="1011"/>
        </table:table-row>
        <table:table-row table:style-name="ro4">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2"/>
          <table:table-cell table:style-name="ce20" office:value-type="string" calcext:value-type="string">
            <text:p> &lt;/div&gt;<text:span text:style-name="T1">            &lt;!-- discrição --&gt;</text:span></text:p>
            <text:p><text:span text:style-name="T1">            &lt;div class="preco"&gt; </text:span></text:p>
            <text:p/>
          </table:table-cell>
          <table:table-cell table:number-columns-repeated="1011"/>
        </table:table-row>
        <table:table-row table:style-name="ro1">
          <table:table-cell table:style-name="ce11" table:formula="of:=[$'srmoveisatacadao (1)'.D101]" office:value-type="float" office:value="0" calcext:value-type="float">
            <text:p>0</text:p>
          </table:table-cell>
          <table:table-cell table:number-columns-repeated="2"/>
          <table:table-cell table:style-name="ce11" table:formula="of:=[$'srmoveisatacadao (1)'.D106]" office:value-type="float" office:value="0" calcext:value-type="float">
            <text:p>0</text:p>
          </table:table-cell>
          <table:table-cell table:number-columns-repeated="2"/>
          <table:table-cell table:style-name="ce11" table:formula="of:=[$'srmoveisatacadao (1)'.D111]" office:value-type="float" office:value="0" calcext:value-type="float">
            <text:p>0</text:p>
          </table:table-cell>
          <table:table-cell table:number-columns-repeated="2"/>
          <table:table-cell table:style-name="ce11" table:formula="of:=[$'srmoveisatacadao (1)'.D116]" office:value-type="float" office:value="0" calcext:value-type="float">
            <text:p>0</text:p>
          </table:table-cell>
          <table:table-cell table:number-columns-repeated="2"/>
          <table:table-cell table:style-name="ce11" table:formula="of:=[$'srmoveisatacadao (1)'.D121]" office:value-type="float" office:value="0" calcext:value-type="float">
            <text:p>0</text:p>
          </table:table-cell>
          <table:table-cell table:number-columns-repeated="1011"/>
        </table:table-row>
        <table:table-row table:style-name="ro1">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1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2"/>
          <table:covered-table-cell table:style-name="ce18"/>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2"/>
          <table:covered-table-cell table:style-name="ce13"/>
          <table:table-cell table:number-columns-repeated="1011"/>
        </table:table-row>
        <table:table-row table:style-name="ro1" table:number-rows-repeated="17">
          <table:table-cell table:style-name="ce25"/>
          <table:table-cell table:number-columns-repeated="2"/>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25"/>
          <table:table-cell office:value-type="string" calcext:value-type="string">
            <text:p>41.png</text:p>
          </table:table-cell>
          <table:table-cell/>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25"/>
          <table:table-cell office:value-type="string" calcext:value-type="string">
            <text:p>42.png</text:p>
          </table:table-cell>
          <table:table-cell/>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table-cell table:style-name="ce25"/>
          <table:table-cell table:number-columns-repeated="2"/>
          <table:table-cell table:style-name="ce25"/>
          <table:table-cell table:number-columns-repeated="2"/>
          <table:table-cell table:style-name="ce25"/>
          <table:table-cell table:number-columns-repeated="2"/>
          <table:table-cell table:style-name="ce25"/>
          <table:table-cell table:number-columns-repeated="2"/>
          <table:table-cell table:style-name="ce25" table:number-columns-repeated="1012"/>
        </table:table-row>
        <table:table-row table:style-name="ro1" table:number-rows-repeated="104836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rmoveisatacadao (1)'.A1:'srmoveisatacadao (1)'.F37">
          <table:sort>
            <table:sort-by table:field-number="4"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30">00/00/0000</text:date>, <text:time style:data-style-name="N2" text:time-value="13:29:16.48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30T19:49:37.632000000</dc:date>
    <meta:editing-duration>PT3H56M54S</meta:editing-duration>
    <meta:editing-cycles>8</meta:editing-cycles>
    <meta:generator>LibreOffice/7.1.2.2$Windows_x86 LibreOffice_project/8a45595d069ef5570103caea1b71cc9d82b2aae4</meta:generator>
    <meta:document-statistic meta:table-count="2" meta:cell-count="622" meta:object-count="0"/>
  </office:meta>
</office:document-meta>
</file>